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FontAwesome" svg:font-family="FontAwesom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, sans-serif"/>
    <style:font-face style:name="Roboto2" svg:font-family="Roboto, sans-serif" style:font-family-generic="swiss" style:font-pitch="variable"/>
  </office:font-face-decls>
  <office:automatic-styles>
    <style:style style:name="Table1" style:family="table">
      <style:table-properties style:width="7.9465in" fo:margin-left="-0.609in" fo:break-before="page" table:align="left" fo:background-color="transparent">
        <style:background-image/>
      </style:table-properties>
    </style:style>
    <style:style style:name="Table1.A" style:family="table-column">
      <style:table-column-properties style:column-width="5.8111in"/>
    </style:style>
    <style:style style:name="Table1.B" style:family="table-column">
      <style:table-column-properties style:column-width="2.1354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454e5c" fo:padding="0.0382in" fo:border="none">
        <style:background-image/>
      </style:table-cell-properties>
    </style:style>
    <style:style style:name="Table1.A2" style:family="table-cell">
      <style:table-cell-properties fo:background-color="#eeeeee" fo:padding="0.0382in" fo:border="none">
        <style:background-image/>
      </style:table-cell-properties>
    </style:style>
    <style:style style:name="Table1.B2" style:family="table-cell">
      <style:table-cell-properties fo:background-color="#dddddd" fo:padding="0.0382in" fo:border="none">
        <style:background-image/>
      </style:table-cell-properties>
    </style:style>
    <style:style style:name="Table2" style:family="table">
      <style:table-properties style:width="5.7514in" table:align="left" fo:background-color="transparent">
        <style:background-image/>
      </style:table-properties>
    </style:style>
    <style:style style:name="Table2.A" style:family="table-column">
      <style:table-column-properties style:column-width="0.9972in"/>
    </style:style>
    <style:style style:name="Table2.B" style:family="table-column">
      <style:table-column-properties style:column-width="4.7542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382in" fo:border="none"/>
    </style:style>
    <style:style style:name="Table2" style:family="table">
      <style:table-properties style:width="5.7514in" table:align="left" fo:background-color="transparent">
        <style:background-image/>
      </style:table-properties>
    </style:style>
    <style:style style:name="Table2.A" style:family="table-column">
      <style:table-column-properties style:column-width="0.9972in"/>
    </style:style>
    <style:style style:name="Table2.B" style:family="table-column">
      <style:table-column-properties style:column-width="4.7542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382in" fo:border="none"/>
    </style:style>
    <style:style style:name="P1" style:family="paragraph" style:parent-style-name="Horizontal_20_Line">
      <style:text-properties fo:color="#0066cc" loext:opacity="100%" style:font-name="Roboto2" fo:font-size="14pt" fo:font-weight="normal" officeooo:rsid="0056517d" officeooo:paragraph-rsid="0056517d" style:font-size-asian="14pt" style:font-weight-asian="normal" style:font-size-complex="14pt" style:font-weight-complex="normal"/>
    </style:style>
    <style:style style:name="P2" style:family="paragraph" style:parent-style-name="Horizontal_20_Line">
      <style:text-properties fo:color="#0066cc" loext:opacity="100%" style:font-name="Roboto2" fo:font-size="14pt" fo:font-weight="normal" officeooo:rsid="0056517d" officeooo:paragraph-rsid="0056517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text-properties fo:color="#0066cc" loext:opacity="100%" style:font-name="Roboto2" fo:font-size="6pt" fo:font-weight="bold" officeooo:rsid="00c3733e" officeooo:paragraph-rsid="0060a3fc" style:font-size-asian="6pt" style:font-weight-asian="bold" style:font-size-complex="6pt" style:font-weight-complex="bold"/>
    </style:style>
    <style:style style:name="P4" style:family="paragraph" style:parent-style-name="Table_20_Contents">
      <style:text-properties fo:color="#0066cc" loext:opacity="100%" style:font-name="Roboto2" fo:font-size="6pt" fo:font-weight="normal" officeooo:rsid="0064aa67" officeooo:paragraph-rsid="0064aa67" style:font-size-asian="6pt" style:font-weight-asian="normal" style:font-size-complex="6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color="#0066cc" loext:opacity="100%" style:font-name="Roboto2" fo:font-size="10pt" fo:font-weight="bold" officeooo:rsid="0068eac2" officeooo:paragraph-rsid="0014ea20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color="#0066cc" loext:opacity="100%" style:font-name="Roboto2" fo:font-size="10pt" fo:font-weight="bold" officeooo:rsid="0068eac2" officeooo:paragraph-rsid="0014ea20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Roboto2" fo:font-size="6pt" fo:font-weight="bold" officeooo:rsid="006a0b0d" officeooo:paragraph-rsid="0035b180" style:font-size-asian="6pt" style:font-weight-asian="bold" style:font-size-complex="6pt" style:font-weight-complex="bold"/>
    </style:style>
    <style:style style:name="P8" style:family="paragraph" style:parent-style-name="Table_20_Contents">
      <style:text-properties style:font-name="Roboto2" fo:font-size="6pt" fo:font-weight="bold" officeooo:rsid="00c862f0" officeooo:paragraph-rsid="00631267" style:font-size-asian="6pt" style:font-weight-asian="bold" style:font-size-complex="6pt" style:font-weight-complex="bold"/>
    </style:style>
    <style:style style:name="P9" style:family="paragraph" style:parent-style-name="Table_20_Contents">
      <style:text-properties style:font-name="Roboto2" fo:font-size="6pt" fo:font-weight="bold" officeooo:rsid="00a59fa2" officeooo:paragraph-rsid="0035b180" style:font-size-asian="6pt" style:font-weight-asian="bold" style:font-size-complex="6pt" style:font-weight-complex="bold"/>
    </style:style>
    <style:style style:name="P10" style:family="paragraph" style:parent-style-name="Table_20_Contents">
      <style:text-properties style:font-name="Roboto2" fo:font-size="6pt" fo:font-weight="normal" officeooo:rsid="00a59fa2" officeooo:paragraph-rsid="0014ea20" style:font-size-asian="6pt" style:font-weight-asian="normal" style:font-size-complex="6pt" style:font-weight-complex="normal"/>
    </style:style>
    <style:style style:name="P11" style:family="paragraph" style:parent-style-name="Table_20_Contents">
      <style:text-properties style:font-name="Roboto2" fo:font-size="6pt" fo:font-weight="normal" officeooo:rsid="00cbf010" officeooo:paragraph-rsid="00667b38" style:font-size-asian="6pt" style:font-weight-asian="normal" style:font-size-complex="6pt" style:font-weight-complex="normal"/>
    </style:style>
    <style:style style:name="P12" style:family="paragraph" style:parent-style-name="Text_20_body">
      <style:paragraph-properties fo:margin-top="0in" fo:margin-bottom="0in" style:contextual-spacing="false"/>
      <style:text-properties style:font-name="Roboto2" fo:font-size="6pt" officeooo:paragraph-rsid="0014ea20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3" style:family="paragraph" style:parent-style-name="Horizontal_20_Line">
      <style:paragraph-properties fo:margin-top="0.0398in" fo:margin-bottom="0.1965in" style:contextual-spacing="false"/>
      <style:text-properties style:font-name="Roboto2" fo:font-size="14pt" fo:font-weight="normal" officeooo:rsid="0016ce15" officeooo:paragraph-rsid="0016ce1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Roboto2" fo:font-size="9.80000019073486pt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top="0in" fo:margin-bottom="0in" style:contextual-spacing="false"/>
      <style:text-properties style:font-name="Roboto2" fo:font-size="8pt" officeooo:paragraph-rsid="0014e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justify" style:justify-single-word="false"/>
      <style:text-properties style:font-name="Roboto2" fo:font-size="8pt" officeooo:paragraph-rsid="0064aa67" style:font-size-asian="8pt" style:font-size-complex="8pt"/>
    </style:style>
    <style:style style:name="P17" style:family="paragraph" style:parent-style-name="Standard">
      <style:paragraph-properties fo:text-align="justify" style:justify-single-word="false"/>
      <style:text-properties style:font-name="Roboto2" fo:font-size="7pt" officeooo:paragraph-rsid="0060a3fc" style:font-size-asian="7pt" style:font-size-complex="7pt"/>
    </style:style>
    <style:style style:name="P18" style:family="paragraph" style:parent-style-name="Standard">
      <style:paragraph-properties fo:text-align="justify" style:justify-single-word="false"/>
      <style:text-properties style:font-name="Roboto2" fo:font-size="7pt" officeooo:paragraph-rsid="0064219d" style:font-size-asian="7pt" style:font-size-complex="7pt"/>
    </style:style>
    <style:style style:name="P19" style:family="paragraph" style:parent-style-name="Table_20_Contents">
      <style:text-properties style:font-name="Roboto2" fo:font-size="7pt" officeooo:paragraph-rsid="0064aa67" style:font-size-asian="7pt" style:font-size-complex="7pt"/>
    </style:style>
    <style:style style:name="P20" style:family="paragraph" style:parent-style-name="Standard">
      <style:paragraph-properties fo:text-align="justify" style:justify-single-word="false"/>
      <style:text-properties style:font-name="Roboto2" fo:font-size="7pt" fo:font-weight="bold" officeooo:rsid="00cbf010" officeooo:paragraph-rsid="00680020" style:font-size-asian="7pt" style:font-weight-asian="bold" style:font-size-complex="7pt" style:font-weight-complex="bold"/>
    </style:style>
    <style:style style:name="P21" style:family="paragraph" style:parent-style-name="Table_20_Contents">
      <style:text-properties style:font-name="Roboto2" fo:font-size="7pt" fo:font-weight="bold" officeooo:rsid="00cbf010" officeooo:paragraph-rsid="00667b38" style:font-size-asian="7pt" style:font-weight-asian="bold" style:font-size-complex="7pt" style:font-weight-complex="bold"/>
    </style:style>
    <style:style style:name="P22" style:family="paragraph" style:parent-style-name="Table_20_Contents">
      <style:text-properties style:font-name="Roboto2" fo:font-size="7pt" fo:font-weight="bold" officeooo:rsid="006a0b0d" officeooo:paragraph-rsid="0060a3fc" style:font-size-asian="7pt" style:font-weight-asian="bold" style:font-size-complex="7pt" style:font-weight-complex="bold"/>
    </style:style>
    <style:style style:name="P23" style:family="paragraph" style:parent-style-name="Table_20_Contents">
      <style:text-properties style:font-name="Roboto2" fo:font-size="7pt" fo:font-weight="bold" officeooo:rsid="00c862f0" officeooo:paragraph-rsid="00631267" style:font-size-asian="7pt" style:font-weight-asian="bold" style:font-size-complex="7pt" style:font-weight-complex="bold"/>
    </style:style>
    <style:style style:name="P24" style:family="paragraph" style:parent-style-name="Table_20_Contents">
      <style:text-properties style:font-name="Roboto2" fo:font-size="7pt" fo:font-weight="bold" officeooo:rsid="00a59fa2" officeooo:paragraph-rsid="0035b180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hyphenation-ladder-count="no-limit"/>
      <style:text-properties style:font-name="Roboto2" fo:font-size="7pt" fo:font-weight="normal" officeooo:rsid="00c7336d" officeooo:paragraph-rsid="00680020" style:font-size-asian="7pt" style:font-weight-asian="normal" style:font-size-complex="7pt" style:font-weight-complex="normal" fo:hyphenate="false" fo:hyphenation-remain-char-count="2" fo:hyphenation-push-char-count="2" loext:hyphenation-no-caps="false"/>
    </style:style>
    <style:style style:name="P26" style:family="paragraph" style:parent-style-name="Table_20_Contents">
      <style:text-properties style:font-name="Roboto2" fo:font-size="10pt" fo:font-weight="normal" officeooo:rsid="00c7336d" officeooo:paragraph-rsid="0014ea20" style:font-size-asian="8.75pt" style:font-weight-asian="normal" style:font-size-complex="10pt" style:font-weight-complex="normal"/>
    </style:style>
    <style:style style:name="P27" style:family="paragraph" style:parent-style-name="Text_20_body">
      <style:paragraph-properties fo:margin-top="0in" fo:margin-bottom="0in" style:contextual-spacing="false"/>
      <style:text-properties style:font-name="Roboto2" fo:font-size="9.30000019073486pt" officeooo:paragraph-rsid="0014ea20" style:font-size-asian="8.10000038146973pt" style:font-style-asian="normal" style:font-weight-asian="normal" style:font-size-complex="9.30000019073486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justify" style:justify-single-word="false"/>
      <style:text-properties fo:font-variant="normal" fo:text-transform="none" fo:color="#454e5c" loext:opacity="100%" style:font-name="Roboto1" fo:font-size="12pt" fo:letter-spacing="normal" fo:font-style="normal" fo:font-weight="normal" officeooo:rsid="00d2afd5" officeooo:paragraph-rsid="0014ea20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fo:color="#454e5c" loext:opacity="100%" style:font-name="Roboto2" fo:font-size="8pt" fo:font-style="normal" fo:font-weight="normal" officeooo:rsid="00d2afd5" officeooo:paragraph-rsid="0014ea20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ext_20_body">
      <loext:graphic-properties draw:fill="none"/>
      <style:paragraph-properties fo:margin-top="0in" fo:margin-bottom="0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fo:font-style="normal" officeooo:rsid="008dc073" officeooo:paragraph-rsid="0014ea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1" style:family="paragraph" style:parent-style-name="Text_20_body">
      <loext:graphic-properties draw:fill="none"/>
      <style:paragraph-properties fo:margin-left="0.1252in" fo:margin-right="0in" fo:margin-top="0in" fo:margin-bottom="0in" style:contextual-spacing="false" fo:line-height="120%" fo:text-align="end" style:justify-single-word="false" fo:text-indent="-0.1252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fo:font-style="italic" officeooo:rsid="008dc073" officeooo:paragraph-rsid="00228b5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top="0in" fo:margin-bottom="0in" style:contextual-spacing="false"/>
      <style:text-properties fo:color="#454e5c" loext:opacity="100%" style:font-name="Roboto2" fo:font-size="8pt" officeooo:paragraph-rsid="0014e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text-properties fo:color="#454e5c" loext:opacity="100%" style:font-name="Roboto2" fo:font-size="8pt" fo:font-weight="normal" officeooo:rsid="00cbf010" officeooo:paragraph-rsid="0064aa67" style:font-size-asian="8pt" style:font-weight-asian="normal" style:font-size-complex="8pt" style:font-weight-complex="normal"/>
    </style:style>
    <style:style style:name="P34" style:family="paragraph" style:parent-style-name="Table_20_Contents">
      <style:text-properties fo:color="#454e5c" loext:opacity="100%" style:font-name="Roboto2" fo:font-size="6pt" fo:font-weight="bold" officeooo:rsid="006a0b0d" officeooo:paragraph-rsid="0035b180" style:font-size-asian="6pt" style:font-weight-asian="bold" style:font-size-complex="6pt" style:font-weight-complex="bold"/>
    </style:style>
    <style:style style:name="P35" style:family="paragraph" style:parent-style-name="Table_20_Contents">
      <style:text-properties fo:color="#454e5c" loext:opacity="100%" style:font-name="Roboto2" fo:font-size="6pt" fo:font-weight="bold" officeooo:rsid="006a0b0d" officeooo:paragraph-rsid="00631267" style:font-size-asian="6pt" style:font-weight-asian="bold" style:font-size-complex="6pt" style:font-weight-complex="bold"/>
    </style:style>
    <style:style style:name="P36" style:family="paragraph" style:parent-style-name="Table_20_Contents">
      <style:text-properties fo:color="#454e5c" loext:opacity="100%" style:font-name="Roboto2" fo:font-size="6pt" fo:font-weight="normal" officeooo:rsid="00e8ac98" officeooo:paragraph-rsid="0060a3fc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color="#454e5c" loext:opacity="100%" style:font-name="Roboto2" fo:font-size="6pt" fo:font-weight="normal" officeooo:rsid="00ea7066" officeooo:paragraph-rsid="0064aa67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color="#454e5c" loext:opacity="100%" style:font-name="Roboto2" fo:font-size="6pt" fo:font-weight="normal" officeooo:rsid="00ea7066" officeooo:paragraph-rsid="00667b38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color="#454e5c" loext:opacity="100%" style:font-name="Roboto2" fo:font-size="6pt" fo:font-weight="normal" officeooo:rsid="00cbf010" officeooo:paragraph-rsid="0077dae7" style:font-size-asian="6pt" style:font-weight-asian="normal" style:font-size-complex="6pt" style:font-weight-complex="normal"/>
    </style:style>
    <style:style style:name="P40" style:family="paragraph" style:parent-style-name="Text_20_body">
      <style:paragraph-properties fo:margin-top="0in" fo:margin-bottom="0in" style:contextual-spacing="false"/>
      <style:text-properties fo:color="#454e5c" loext:opacity="100%" style:font-name="Roboto2" fo:font-size="9.80000019073486pt" fo:font-weight="bold" officeooo:rsid="00972f96" officeooo:paragraph-rsid="0014ea20" style:font-size-asian="9.80000019073486pt" style:font-style-asian="normal" style:font-weight-asian="bold" style:font-size-complex="9.80000019073486pt" style:font-style-complex="normal" style:font-weight-complex="bold" style:text-overline-style="none" style:text-overline-color="font-color"/>
    </style:style>
    <style:style style:name="P41" style:family="paragraph" style:parent-style-name="Text_20_body">
      <style:paragraph-properties fo:margin-top="0in" fo:margin-bottom="0in" style:contextual-spacing="false"/>
      <style:text-properties fo:color="#454e5c" loext:opacity="100%" style:font-name="Roboto2" fo:font-size="9.80000019073486pt" officeooo:rsid="00228b5e" officeooo:paragraph-rsid="00228b5e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margin-top="0in" fo:margin-bottom="0in" style:contextual-spacing="false"/>
      <style:text-properties fo:color="#454e5c" loext:opacity="100%" style:font-name="Roboto2" fo:font-size="9.80000019073486pt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9.80000019073486pt" officeooo:rsid="0095b443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4" style:family="paragraph" style:parent-style-name="Text_20_body">
      <loext:graphic-properties draw:fill="none"/>
      <style:paragraph-properties fo:margin-top="0in" fo:margin-bottom="0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9.80000019073486pt" fo:font-style="italic" officeooo:rsid="008dc073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margin-top="0in" fo:margin-bottom="0.0181in" style:contextual-spacing="false"/>
      <style:text-properties fo:color="#454e5c" loext:opacity="100%" style:font-name="Roboto2" fo:font-size="9.80000019073486pt" fo:font-style="normal" fo:font-weight="bold" officeooo:rsid="0075ec75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margin-top="0in" fo:margin-bottom="0.0181in" style:contextual-spacing="false"/>
      <style:text-properties fo:color="#454e5c" loext:opacity="100%" style:font-name="Roboto2" fo:font-size="9.80000019073486pt" fo:font-style="normal" fo:font-weight="bold" officeooo:rsid="013b8355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7" style:family="paragraph" style:parent-style-name="Text_20_body">
      <loext:graphic-properties draw:fill="none"/>
      <style:paragraph-properties fo:margin-left="0.1866in" fo:margin-right="0in" fo:margin-top="0in" fo:margin-bottom="0in" style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fo:color="#454e5c" loext:opacity="100%" style:font-name="Roboto2" fo:font-size="9.80000019073486pt" fo:font-style="normal" officeooo:rsid="008f4b16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text-properties fo:color="#454e5c" loext:opacity="100%" style:font-name="Roboto2" fo:font-size="7pt" fo:font-weight="normal" officeooo:rsid="00cbf010" officeooo:paragraph-rsid="0060a3fc" style:font-size-asian="7pt" style:font-weight-asian="normal" style:font-size-complex="7pt" style:font-weight-complex="normal"/>
    </style:style>
    <style:style style:name="P49" style:family="paragraph" style:parent-style-name="Table_20_Contents">
      <style:paragraph-properties fo:text-align="justify" style:justify-single-word="false"/>
      <style:text-properties fo:color="#454e5c" loext:opacity="100%" style:font-name="Roboto2" fo:font-size="7pt" fo:font-weight="normal" officeooo:rsid="00cbf010" officeooo:paragraph-rsid="0064219d" style:font-size-asian="7pt" style:font-weight-asian="normal" style:font-size-complex="7pt" style:font-weight-complex="normal"/>
    </style:style>
    <style:style style:name="P50" style:family="paragraph" style:parent-style-name="Table_20_Contents">
      <style:text-properties fo:color="#454e5c" loext:opacity="100%" style:font-name="Roboto2" fo:font-size="7pt" fo:font-weight="normal" officeooo:rsid="00cbf010" officeooo:paragraph-rsid="0077dae7" style:font-size-asian="7pt" style:font-weight-asian="normal" style:font-size-complex="7pt" style:font-weight-complex="normal"/>
    </style:style>
    <style:style style:name="P51" style:family="paragraph" style:parent-style-name="Table_20_Contents">
      <style:paragraph-properties fo:hyphenation-ladder-count="no-limit"/>
      <style:text-properties fo:color="#454e5c" loext:opacity="100%" style:font-name="Roboto2" fo:font-size="7pt" fo:font-weight="normal" officeooo:rsid="00c7336d" officeooo:paragraph-rsid="00680020" style:font-size-asian="7pt" style:font-weight-asian="normal" style:font-size-complex="7pt" style:font-weight-complex="normal" fo:hyphenate="false" fo:hyphenation-remain-char-count="2" fo:hyphenation-push-char-count="2" loext:hyphenation-no-caps="false"/>
    </style:style>
    <style:style style:name="P52" style:family="paragraph" style:parent-style-name="Table_20_Contents">
      <style:text-properties fo:color="#454e5c" loext:opacity="100%" style:font-name="Roboto2" fo:font-size="7pt" fo:font-weight="bold" officeooo:rsid="003923b8" officeooo:paragraph-rsid="0060a3fc" style:font-size-asian="7pt" style:font-weight-asian="bold" style:font-size-complex="7pt" style:font-weight-complex="bold"/>
    </style:style>
    <style:style style:name="P53" style:family="paragraph" style:parent-style-name="Table_20_Contents">
      <style:text-properties fo:color="#454e5c" loext:opacity="100%" style:font-name="Roboto2" fo:font-size="7pt" fo:font-weight="bold" officeooo:rsid="003923b8" officeooo:paragraph-rsid="0064219d" style:font-size-asian="7pt" style:font-weight-asian="bold" style:font-size-complex="7pt" style:font-weight-complex="bold"/>
    </style:style>
    <style:style style:name="P54" style:family="paragraph" style:parent-style-name="Table_20_Contents">
      <style:paragraph-properties fo:hyphenation-ladder-count="no-limit"/>
      <style:text-properties fo:color="#454e5c" loext:opacity="100%" style:font-name="Roboto2" fo:font-size="7pt" fo:font-weight="bold" officeooo:rsid="003923b8" officeooo:paragraph-rsid="00680020" style:font-size-asian="7pt" style:font-weight-asian="bold" style:font-size-complex="7pt" style:font-weight-complex="bold" fo:hyphenate="false" fo:hyphenation-remain-char-count="2" fo:hyphenation-push-char-count="2" loext:hyphenation-no-caps="false"/>
    </style:style>
    <style:style style:name="P55" style:family="paragraph" style:parent-style-name="Table_20_Contents">
      <style:text-properties fo:color="#454e5c" loext:opacity="100%" style:font-name="Roboto2" fo:font-size="7pt" fo:font-weight="bold" officeooo:rsid="00cbf010" officeooo:paragraph-rsid="0064aa67" style:font-size-asian="7pt" style:font-weight-asian="bold" style:font-size-complex="7pt" style:font-weight-complex="bold"/>
    </style:style>
    <style:style style:name="P56" style:family="paragraph" style:parent-style-name="Text_20_body">
      <style:paragraph-properties fo:margin-top="0in" fo:margin-bottom="0in" style:contextual-spacing="false"/>
      <style:text-properties fo:color="#454e5c" loext:opacity="100%" style:font-name="Roboto2" officeooo:paragraph-rsid="007ed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CV_20_Header">
      <loext:graphic-properties draw:fill="solid" draw:fill-color="#454e5c"/>
      <style:paragraph-properties fo:line-height="115%" fo:background-color="#454e5c"/>
      <style:text-properties fo:color="#ffffff" loext:opacity="100%" style:font-name="Roboto2" fo:font-size="10pt" fo:font-weight="normal" officeooo:rsid="00a9f8c3" officeooo:paragraph-rsid="0042bb3f" style:font-size-asian="10pt" style:font-weight-asian="normal" style:font-size-complex="10pt" style:font-weight-complex="normal"/>
    </style:style>
    <style:style style:name="P58" style:family="paragraph" style:parent-style-name="CV_20_Header">
      <loext:graphic-properties draw:fill="solid" draw:fill-color="#454e5c"/>
      <style:paragraph-properties fo:line-height="115%" fo:background-color="#454e5c"/>
      <style:text-properties fo:color="#ffffff" loext:opacity="100%" style:font-name="Roboto2" fo:font-size="8pt" fo:font-weight="normal" officeooo:rsid="00ab930f" officeooo:paragraph-rsid="0014ea20" style:font-size-asian="8pt" style:font-weight-asian="normal" style:font-size-complex="8pt" style:font-weight-complex="normal"/>
    </style:style>
    <style:style style:name="P59" style:family="paragraph" style:parent-style-name="Standard">
      <loext:graphic-properties draw:fill="solid" draw:fill-color="#454e5c"/>
      <style:paragraph-properties fo:line-height="115%" fo:background-color="#454e5c"/>
      <style:text-properties fo:color="#ffffff" loext:opacity="100%" style:font-name="Roboto" fo:font-size="16pt" fo:font-weight="normal" officeooo:rsid="0068d7f1" officeooo:paragraph-rsid="00568c12" style:font-size-asian="16pt" style:font-weight-asian="normal" style:font-size-complex="16pt" style:font-weight-complex="normal"/>
    </style:style>
    <style:style style:name="P60" style:family="paragraph" style:parent-style-name="Standard">
      <loext:graphic-properties draw:fill="solid" draw:fill-color="#454e5c"/>
      <style:paragraph-properties fo:line-height="115%" fo:background-color="#454e5c"/>
      <style:text-properties fo:color="#ffffff" loext:opacity="100%" style:font-name="Roboto" fo:font-size="13pt" fo:font-weight="bold" officeooo:rsid="0068d7f1" officeooo:paragraph-rsid="00568c12" style:font-size-asian="11.3500003814697pt" style:font-weight-asian="bold" style:font-size-complex="13pt" style:font-weight-complex="bold"/>
    </style:style>
    <style:style style:name="P61" style:family="paragraph" style:parent-style-name="CV_20_Header">
      <loext:graphic-properties draw:fill="solid" draw:fill-color="#454e5c"/>
      <style:paragraph-properties fo:line-height="115%" fo:background-color="#454e5c"/>
      <style:text-properties officeooo:paragraph-rsid="0014ea20"/>
    </style:style>
    <style:style style:name="P62" style:family="paragraph" style:parent-style-name="Standard">
      <style:text-properties officeooo:paragraph-rsid="0014ea20"/>
    </style:style>
    <style:style style:name="P63" style:family="paragraph" style:parent-style-name="Horizontal_20_Line">
      <style:text-properties fo:color="#0066b3" loext:opacity="100%" style:font-name="Roboto2" fo:font-size="14pt" fo:font-weight="normal" officeooo:rsid="0016ce15" officeooo:paragraph-rsid="0016ce15" style:font-size-asian="14pt" style:font-weight-asian="normal" style:font-size-complex="14pt" style:font-weight-complex="normal"/>
    </style:style>
    <style:style style:name="P64" style:family="paragraph" style:parent-style-name="Table_20_Contents">
      <style:text-properties fo:color="#000000" loext:opacity="100%" style:font-name="Roboto2" fo:font-size="6.5pt" fo:font-style="italic" fo:font-weight="normal" officeooo:rsid="00d2afd5" officeooo:paragraph-rsid="0014ea20" style:font-size-asian="5.65000009536743pt" style:font-style-asian="italic" style:font-weight-asian="normal" style:font-size-complex="6.5pt" style:font-style-complex="italic" style:font-weight-complex="normal"/>
    </style:style>
    <style:style style:name="P65" style:family="paragraph" style:parent-style-name="Table_20_Contents">
      <style:text-properties fo:color="#454e5c" loext:opacity="100%" style:font-name="Roboto2" fo:font-size="6pt" fo:font-weight="bold" officeooo:rsid="003923b8" officeooo:paragraph-rsid="0077dae7" style:font-size-asian="6pt" style:font-weight-asian="bold" style:font-size-complex="6pt" style:font-weight-complex="bold"/>
    </style:style>
    <style:style style:name="P66" style:family="paragraph" style:parent-style-name="Table_20_Contents">
      <style:text-properties fo:color="#454e5c" loext:opacity="100%" style:font-name="Roboto2" fo:font-size="7pt" fo:font-weight="bold" officeooo:rsid="003923b8" officeooo:paragraph-rsid="0077dae7" style:font-size-asian="7pt" style:font-weight-asian="bold" style:font-size-complex="7pt" style:font-weight-complex="bold"/>
    </style:style>
    <style:style style:name="P67" style:family="paragraph" style:parent-style-name="Table_20_Contents">
      <style:text-properties fo:color="#454e5c" loext:opacity="100%" style:font-name="Roboto2" fo:font-size="7pt" fo:font-weight="bold" officeooo:rsid="003923b8" officeooo:paragraph-rsid="0064aa67" style:font-size-asian="7pt" style:font-weight-asian="bold" style:font-size-complex="7pt" style:font-weight-complex="bold"/>
    </style:style>
    <style:style style:name="P68" style:family="paragraph" style:parent-style-name="Table_20_Contents">
      <style:text-properties fo:color="#ffffff" loext:opacity="100%" style:font-name="Roboto2" fo:font-size="7pt" fo:font-weight="normal" officeooo:rsid="003b2f15" officeooo:paragraph-rsid="0064aa67" fo:background-color="#454e5c" style:font-size-asian="7pt" style:font-weight-asian="normal" style:font-size-complex="7pt" style:font-weight-complex="normal"/>
    </style:style>
    <style:style style:name="P69" style:family="paragraph" style:parent-style-name="Standard" style:list-style-name="L1">
      <loext:graphic-properties draw:fill="none"/>
      <style:paragraph-properties fo:margin-top="0in" fo:margin-bottom="0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14e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ext_20_body" style:list-style-name="L1">
      <loext:graphic-properties draw:fill="none"/>
      <style:paragraph-properties fo:margin-left="0.1252in" fo:margin-right="0in" fo:margin-top="0in" fo:margin-bottom="0.0181in" style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fo:color="#454e5c" loext:opacity="100%" style:font-name="Roboto2" fo:font-size="9.80000019073486pt" officeooo:paragraph-rsid="007ed15f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71" style:family="paragraph" style:parent-style-name="Text_20_body" style:list-style-name="L2">
      <loext:graphic-properties draw:fill="none"/>
      <style:paragraph-properties fo:margin-left="0.1252in" fo:margin-right="0in" fo:margin-top="0in" fo:margin-bottom="0.0972in" style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fo:color="#454e5c" loext:opacity="100%" style:font-name="Roboto2" fo:font-size="9.80000019073486pt" officeooo:paragraph-rsid="007ed15f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72" style:family="paragraph" style:parent-style-name="Text_20_body" style:list-style-name="L1">
      <loext:graphic-properties draw:fill="none"/>
      <style:paragraph-properties fo:margin-left="0.1252in" fo:margin-right="0in" fo:margin-top="0in" fo:margin-bottom="0.0181in" style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fo:color="#454e5c" loext:opacity="100%" style:font-name="Roboto2" fo:font-size="8pt" officeooo:paragraph-rsid="007ed15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3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00%" fo:text-indent="-0.5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officeooo:paragraph-rsid="007ed15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4" style:family="paragraph" style:parent-style-name="Text_20_body" style:list-style-name="L1">
      <loext:graphic-properties draw:fill="none"/>
      <style:paragraph-properties fo:margin-left="0.1252in" fo:margin-right="0in" fo:margin-top="0in" fo:margin-bottom="0in" style:contextual-spacing="false" fo:line-height="120%" fo:text-align="end" style:justify-single-word="false" fo:text-indent="-0.1252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fo:font-style="italic" fo:font-weight="bold" officeooo:rsid="008dc073" officeooo:paragraph-rsid="00228b5e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75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fo:font-style="normal" fo:font-weight="normal" officeooo:rsid="00781274" officeooo:paragraph-rsid="0014ea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6" style:family="paragraph" style:parent-style-name="Text_20_body" style:list-style-name="L3">
      <loext:graphic-properties draw:fill="none"/>
      <style:paragraph-properties fo:margin-left="0.1866in" fo:margin-right="0in" fo:margin-top="0in" fo:margin-bottom="0in" style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fo:color="#454e5c" loext:opacity="100%" style:font-name="Roboto2" fo:font-size="8pt" fo:font-style="normal" officeooo:rsid="008f4b16" officeooo:paragraph-rsid="0014ea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7" style:family="paragraph" style:parent-style-name="Text_20_body" style:list-style-name="L3">
      <loext:graphic-properties draw:fill="none"/>
      <style:paragraph-properties fo:margin-left="0.1252in" fo:margin-right="0in" fo:margin-top="0in" fo:margin-bottom="0.0181in" style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fo:color="#454e5c" loext:opacity="100%" style:font-name="Roboto2" fo:font-size="8pt" fo:font-style="normal" officeooo:rsid="008f4b16" officeooo:paragraph-rsid="003b2f1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8" style:family="paragraph">
      <loext:graphic-properties draw:fill-color="#ffffff"/>
      <style:paragraph-properties fo:text-align="center"/>
    </style:style>
    <style:style style:name="P79" style:family="paragraph">
      <style:paragraph-properties fo:text-align="center"/>
    </style:style>
    <style:style style:name="P80" style:family="paragraph">
      <style:paragraph-properties fo:text-align="center" style:writing-mode="lr-tb"/>
    </style:style>
    <style:style style:name="T1" style:family="text">
      <style:text-properties fo:color="#ffffff" loext:opacity="100%" style:font-name="Roboto2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2" style:family="text">
      <style:text-properties fo:color="#ffffff" loext:opacity="100%" style:font-name="Roboto2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3" style:family="text">
      <style:text-properties fo:color="#ffffff" loext:opacity="100%" style:font-name="Roboto2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ffffff" loext:opacity="100%" style:font-name="Roboto2" fo:font-size="8pt" fo:font-weight="normal" officeooo:rsid="00ab930f" style:font-size-asian="8pt" style:font-weight-asian="normal" style:font-size-complex="8pt" style:font-weight-complex="normal"/>
    </style:style>
    <style:style style:name="T5" style:family="text">
      <style:text-properties fo:color="#ffffff" loext:opacity="100%" style:font-name="Roboto2" fo:font-size="8pt" fo:font-weight="normal" officeooo:rsid="0126918e" style:font-size-asian="8pt" style:font-weight-asian="normal" style:font-size-complex="8pt" style:font-weight-complex="normal"/>
    </style:style>
    <style:style style:name="T6" style:family="text">
      <style:text-properties fo:color="#ffffff" loext:opacity="100%" style:font-name="Roboto2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7" style:family="text">
      <style:text-properties fo:color="#ffffff" loext:opacity="100%" style:font-name="Roboto2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8" style:family="text">
      <style:text-properties fo:color="#ffffff" loext:opacity="100%" style:font-name="Roboto2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9" style:family="text">
      <style:text-properties fo:color="#ffffff" loext:opacity="100%" officeooo:rsid="003ac1ec" fo:background-color="#454e5c" loext:char-shading-value="0"/>
    </style:style>
    <style:style style:name="T10" style:family="text">
      <style:text-properties fo:color="#ffffff" loext:opacity="100%" officeooo:rsid="003b2f15" fo:background-color="#454e5c" loext:char-shading-value="0"/>
    </style:style>
    <style:style style:name="T11" style:family="text">
      <style:text-properties fo:color="#ffffff" loext:opacity="100%" officeooo:rsid="003f10a7" fo:background-color="#454e5c" loext:char-shading-value="0"/>
    </style:style>
    <style:style style:name="T12" style:family="text">
      <style:text-properties fo:color="#ffffff" loext:opacity="100%" officeooo:rsid="00513854" fo:background-color="#454e5c" loext:char-shading-value="0"/>
    </style:style>
    <style:style style:name="T13" style:family="text">
      <style:text-properties fo:color="#ffffff" loext:opacity="100%" fo:font-size="8pt" officeooo:rsid="011147b9" style:font-name-asian="Font Awesome 5 Brands Regular" style:font-name-complex="Font Awesome 5 Brands Regular" style:font-size-complex="8pt"/>
    </style:style>
    <style:style style:name="T14" style:family="text">
      <style:text-properties fo:color="#ffffff" loext:opacity="100%" fo:font-size="7pt" officeooo:rsid="003b2f15" fo:background-color="#454e5c" loext:char-shading-value="0" style:font-size-asian="7pt" style:font-size-complex="7pt"/>
    </style:style>
    <style:style style:name="T15" style:family="text">
      <style:text-properties fo:color="#ffffff" loext:opacity="100%" fo:font-size="7pt" officeooo:rsid="004ad6fe" fo:background-color="#454e5c" loext:char-shading-value="0" style:font-size-asian="7pt" style:font-size-complex="7pt"/>
    </style:style>
    <style:style style:name="T16" style:family="text">
      <style:text-properties fo:color="#ffffff" loext:opacity="100%" fo:font-size="7pt" officeooo:rsid="004972a1" fo:background-color="#454e5c" loext:char-shading-value="0" style:font-size-asian="7pt" style:font-size-complex="7pt"/>
    </style:style>
    <style:style style:name="T17" style:family="text">
      <style:text-properties fo:color="#ffffff" loext:opacity="100%" fo:font-weight="normal" officeooo:rsid="003ac1ec" fo:background-color="#454e5c" loext:char-shading-value="0" style:font-weight-asian="normal" style:font-weight-complex="normal"/>
    </style:style>
    <style:style style:name="T18" style:family="text">
      <style:text-properties fo:color="#ffffff" loext:opacity="100%" fo:font-weight="normal" officeooo:rsid="003b2f15" fo:background-color="#454e5c" loext:char-shading-value="0" style:font-weight-asian="normal" style:font-weight-complex="normal"/>
    </style:style>
    <style:style style:name="T19" style:family="text">
      <style:text-properties fo:color="#ffffff" loext:opacity="100%" fo:font-weight="normal" officeooo:rsid="0052cbc6" fo:background-color="#454e5c" loext:char-shading-value="0" style:font-weight-asian="normal" style:font-weight-complex="normal"/>
    </style:style>
    <style:style style:name="T20" style:family="text">
      <style:text-properties officeooo:rsid="00b0746f" style:font-name-asian="Font Awesome 5 Free Solid" style:font-size-asian="7pt" style:font-style-asian="normal" style:font-name-complex="Font Awesome 5 Free Solid" style:font-style-complex="normal" style:text-overline-style="none" style:text-overline-color="font-color"/>
    </style:style>
    <style:style style:name="T21" style:family="text">
      <style:text-properties officeooo:rsid="010f6ea5" style:font-name-asian="Font Awesome 5 Free Solid" style:font-size-asian="7pt" style:font-style-asian="normal" style:font-name-complex="Font Awesome 5 Free Solid" style:font-style-complex="normal" style:text-overline-style="none" style:text-overline-color="font-color"/>
    </style:style>
    <style:style style:name="T22" style:family="text">
      <style:text-properties officeooo:rsid="00b3d181" style:font-name-asian="Font Awesome 5 Free Solid" style:font-size-asian="7pt" style:font-style-asian="normal" style:font-name-complex="Font Awesome 5 Free Solid" style:font-style-complex="normal" style:text-overline-style="none" style:text-overline-color="font-color"/>
    </style:style>
    <style:style style:name="T23" style:family="text">
      <style:text-properties officeooo:rsid="00b0746f" style:font-name-asian="Font Awesome 5 Brands Regular" style:font-style-asian="normal" style:font-name-complex="Font Awesome 5 Brands Regular" style:font-style-complex="normal" style:text-overline-style="none" style:text-overline-color="font-color"/>
    </style:style>
    <style:style style:name="T24" style:family="text">
      <style:text-properties officeooo:rsid="00e3c31b" style:font-name-asian="Font Awesome 5 Brands Regular" style:font-style-asian="normal" style:font-name-complex="Font Awesome 5 Brands Regular" style:font-style-complex="normal" style:text-overline-style="none" style:text-overline-color="font-color"/>
    </style:style>
    <style:style style:name="T25" style:family="text">
      <style:text-properties officeooo:rsid="00b3d181" style:font-name-asian="Font Awesome 5 Brands Regular" style:font-style-asian="normal" style:font-name-complex="Font Awesome 5 Brands Regular" style:font-style-complex="normal" style:text-overline-style="none" style:text-overline-color="font-color"/>
    </style:style>
    <style:style style:name="T26" style:family="text">
      <style:text-properties officeooo:rsid="00d45474"/>
    </style:style>
    <style:style style:name="T27" style:family="text">
      <style:text-properties officeooo:rsid="0115aef5"/>
    </style:style>
    <style:style style:name="T28" style:family="text">
      <style:text-properties officeooo:rsid="00f83f2f"/>
    </style:style>
    <style:style style:name="T29" style:family="text">
      <style:text-properties officeooo:rsid="00d3f7ab"/>
    </style:style>
    <style:style style:name="T30" style:family="text">
      <style:text-properties officeooo:rsid="00f5bcb3"/>
    </style:style>
    <style:style style:name="T31" style:family="text">
      <style:text-properties fo:color="#0066cc" loext:opacity="100%"/>
    </style:style>
    <style:style style:name="T32" style:family="text">
      <style:text-properties fo:color="#0066cc" loext:opacity="100%" officeooo:rsid="00c3733e"/>
    </style:style>
    <style:style style:name="T33" style:family="text">
      <style:text-properties fo:color="#0066cc" loext:opacity="100%" officeooo:rsid="00c7336d"/>
    </style:style>
    <style:style style:name="T34" style:family="text">
      <style:text-properties fo:color="#0066cc" loext:opacity="100%" officeooo:rsid="00cbf010"/>
    </style:style>
    <style:style style:name="T35" style:family="text">
      <style:text-properties fo:color="#0066cc" loext:opacity="100%" officeooo:rsid="0112cdd5"/>
    </style:style>
    <style:style style:name="T36" style:family="text">
      <style:text-properties fo:color="#0066cc" loext:opacity="100%" officeooo:rsid="011c3e0c"/>
    </style:style>
    <style:style style:name="T37" style:family="text">
      <style:text-properties fo:color="#0066cc" loext:opacity="100%" officeooo:rsid="00da3a89"/>
    </style:style>
    <style:style style:name="T38" style:family="text">
      <style:text-properties fo:color="#0066cc" loext:opacity="100%" officeooo:rsid="00a59fa2"/>
    </style:style>
    <style:style style:name="T39" style:family="text">
      <style:text-properties fo:color="#0066cc" loext:opacity="100%" officeooo:rsid="0095b443"/>
    </style:style>
    <style:style style:name="T40" style:family="text">
      <style:text-properties fo:color="#0066cc" loext:opacity="100%" officeooo:rsid="0056517d"/>
    </style:style>
    <style:style style:name="T41" style:family="text">
      <style:text-properties fo:color="#0066cc" loext:opacity="100%" officeooo:rsid="00e8ac98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e8ac98" style:font-weight-asian="normal" style:font-weight-complex="normal"/>
    </style:style>
    <style:style style:name="T44" style:family="text">
      <style:text-properties fo:font-weight="normal" officeooo:rsid="00631267" style:font-weight-asian="normal" style:font-weight-complex="normal"/>
    </style:style>
    <style:style style:name="T45" style:family="text">
      <style:text-properties officeooo:rsid="00a59fa2"/>
    </style:style>
    <style:style style:name="T46" style:family="text">
      <style:text-properties fo:font-size="8pt"/>
    </style:style>
    <style:style style:name="T47" style:family="text">
      <style:text-properties fo:font-size="8pt" fo:font-style="normal" officeooo:rsid="008dc073" style:font-size-asian="8pt" style:font-size-complex="8pt"/>
    </style:style>
    <style:style style:name="T48" style:family="text">
      <style:text-properties fo:font-size="8pt" fo:font-style="normal" officeooo:rsid="0075ec75" style:font-size-asian="8pt" style:font-size-complex="8pt"/>
    </style:style>
    <style:style style:name="T49" style:family="text">
      <style:text-properties fo:font-size="8pt" fo:font-style="normal" officeooo:rsid="0018bbf7" style:font-size-asian="8pt" style:font-size-complex="8pt"/>
    </style:style>
    <style:style style:name="T50" style:family="text">
      <style:text-properties fo:font-size="8pt" fo:font-style="normal" officeooo:rsid="00228b5e" style:font-size-asian="8pt" style:font-size-complex="8pt"/>
    </style:style>
    <style:style style:name="T51" style:family="text">
      <style:text-properties fo:font-size="8pt" fo:font-style="normal" officeooo:rsid="004972a1" style:font-size-asian="8pt" style:font-size-complex="8pt"/>
    </style:style>
    <style:style style:name="T52" style:family="text">
      <style:text-properties fo:font-size="8pt" style:font-size-asian="8pt" style:font-size-complex="8pt"/>
    </style:style>
    <style:style style:name="T53" style:family="text">
      <style:text-properties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54" style:family="text">
      <style:text-properties fo:font-size="8pt" fo:font-weight="normal" officeooo:rsid="00a59fa2" style:font-size-asian="8pt" style:font-weight-asian="normal" style:font-size-complex="8pt" style:font-weight-complex="normal"/>
    </style:style>
    <style:style style:name="T55" style:family="text">
      <style:text-properties fo:font-size="8pt" officeooo:rsid="005c7c33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75ec75" style:font-weight-asian="bold" style:font-weight-complex="bold"/>
    </style:style>
    <style:style style:name="T58" style:family="text">
      <style:text-properties fo:font-weight="bold" officeooo:rsid="0090d3b3" style:font-weight-asian="bold" style:font-weight-complex="bold"/>
    </style:style>
    <style:style style:name="T59" style:family="text">
      <style:text-properties fo:font-weight="bold" officeooo:rsid="003923b8" style:font-weight-asian="bold" style:font-weight-complex="bold"/>
    </style:style>
    <style:style style:name="T60" style:family="text">
      <style:text-properties fo:font-weight="bold" officeooo:rsid="00e3c31b" style:font-name-asian="Font Awesome 5 Free Solid" style:font-style-asian="normal" style:font-weight-asian="bold" style:font-name-complex="Font Awesome 5 Free Solid" style:font-style-complex="normal" style:font-weight-complex="bold" style:text-overline-style="none" style:text-overline-color="font-color"/>
    </style:style>
    <style:style style:name="T61" style:family="text">
      <style:text-properties officeooo:rsid="01284ebc"/>
    </style:style>
    <style:style style:name="T62" style:family="text">
      <style:text-properties officeooo:rsid="00e4ae0f"/>
    </style:style>
    <style:style style:name="T63" style:family="text">
      <style:text-properties officeooo:rsid="007a9e40"/>
    </style:style>
    <style:style style:name="T64" style:family="text">
      <style:text-properties officeooo:rsid="013b8355"/>
    </style:style>
    <style:style style:name="T65" style:family="text">
      <style:text-properties officeooo:rsid="013a6227"/>
    </style:style>
    <style:style style:name="T66" style:family="text">
      <style:text-properties officeooo:rsid="013d0911"/>
    </style:style>
    <style:style style:name="T67" style:family="text">
      <style:text-properties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68" style:family="text">
      <style:text-properties officeooo:rsid="01424c80" style:font-name-asian="FontAwesome" style:font-style-asian="normal" style:font-name-complex="FontAwesome" style:font-style-complex="normal" style:text-overline-style="none" style:text-overline-color="font-color"/>
    </style:style>
    <style:style style:name="T69" style:family="text">
      <style:text-properties style:font-name="Roboto2" fo:font-weight="bold" style:font-weight-asian="bold" style:font-weight-complex="bold"/>
    </style:style>
    <style:style style:name="T70" style:family="text">
      <style:text-properties style:font-name="Roboto2" fo:font-size="12pt" officeooo:rsid="00b3d181" style:font-name-asian="Font Awesome 5 Free Solid" style:font-size-asian="12pt" style:font-name-complex="Font Awesome 5 Free Solid" style:font-size-complex="12pt"/>
    </style:style>
    <style:style style:name="T71" style:family="text">
      <style:text-properties style:font-name="Roboto2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72" style:family="text">
      <style:text-properties style:font-name="Roboto2" fo:font-size="8pt" officeooo:rsid="00b3531f" style:font-name-asian="Font Awesome 5 Free Regular" style:font-size-asian="7pt" style:font-name-complex="Font Awesome 5 Free Regular" style:font-size-complex="8pt"/>
    </style:style>
    <style:style style:name="T73" style:family="text">
      <style:text-properties fo:font-size="6pt" fo:font-style="normal" officeooo:rsid="008dc073" style:font-size-asian="5.25pt" style:font-size-complex="6pt"/>
    </style:style>
    <style:style style:name="T74" style:family="text">
      <style:text-properties fo:font-style="normal" officeooo:rsid="0075ec75"/>
    </style:style>
    <style:style style:name="T75" style:family="text">
      <style:text-properties fo:font-style="normal" officeooo:rsid="008dc073"/>
    </style:style>
    <style:style style:name="T76" style:family="text">
      <style:text-properties fo:font-style="normal" officeooo:rsid="005a0406"/>
    </style:style>
    <style:style style:name="T77" style:family="text">
      <style:text-properties fo:font-style="normal" officeooo:rsid="00228b5e"/>
    </style:style>
    <style:style style:name="T78" style:family="text">
      <style:text-properties fo:font-style="normal" officeooo:rsid="002c3e3c"/>
    </style:style>
    <style:style style:name="T79" style:family="text">
      <style:text-properties fo:font-style="normal" officeooo:rsid="004972a1"/>
    </style:style>
    <style:style style:name="T80" style:family="text">
      <style:text-properties officeooo:rsid="0019ba4b"/>
    </style:style>
    <style:style style:name="T81" style:family="text">
      <style:text-properties officeooo:rsid="001cbf0e"/>
    </style:style>
    <style:style style:name="T82" style:family="text">
      <style:text-properties officeooo:rsid="0022b6ab"/>
    </style:style>
    <style:style style:name="T83" style:family="text">
      <style:text-properties fo:color="#454e5c" loext:opacity="100%" fo:font-weight="normal" style:font-weight-asian="normal" style:font-weight-complex="normal"/>
    </style:style>
    <style:style style:name="T84" style:family="text">
      <style:text-properties fo:color="#454e5c" loext:opacity="100%" fo:font-weight="normal" officeooo:rsid="00ca06a8" style:font-weight-asian="normal" style:font-weight-complex="normal"/>
    </style:style>
    <style:style style:name="T85" style:family="text">
      <style:text-properties fo:color="#454e5c" loext:opacity="100%" fo:font-weight="normal" officeooo:rsid="00c862f0" style:font-weight-asian="normal" style:font-weight-complex="normal"/>
    </style:style>
    <style:style style:name="T86" style:family="text">
      <style:text-properties fo:color="#454e5c" loext:opacity="100%" fo:font-weight="normal" officeooo:rsid="011d1e1e" style:font-weight-asian="normal" style:font-weight-complex="normal"/>
    </style:style>
    <style:style style:name="T87" style:family="text">
      <style:text-properties fo:color="#454e5c" loext:opacity="100%" fo:font-weight="normal" officeooo:rsid="00da3a89" style:font-weight-asian="normal" style:font-weight-complex="normal"/>
    </style:style>
    <style:style style:name="T88" style:family="text">
      <style:text-properties fo:color="#454e5c" loext:opacity="100%" fo:font-weight="normal" officeooo:rsid="00dbb536" style:font-weight-asian="normal" style:font-weight-complex="normal"/>
    </style:style>
    <style:style style:name="T89" style:family="text">
      <style:text-properties fo:color="#454e5c" loext:opacity="100%" fo:font-weight="normal" officeooo:rsid="01094c72" style:font-weight-asian="normal" style:font-weight-complex="normal"/>
    </style:style>
    <style:style style:name="T90" style:family="text">
      <style:text-properties fo:color="#454e5c" loext:opacity="100%" fo:font-weight="normal" officeooo:rsid="0031b2b9" style:font-weight-asian="normal" style:font-weight-complex="normal"/>
    </style:style>
    <style:style style:name="T91" style:family="text">
      <style:text-properties fo:color="#454e5c" loext:opacity="100%" fo:font-weight="normal" officeooo:rsid="002f1a60" style:font-weight-asian="normal" style:font-weight-complex="normal"/>
    </style:style>
    <style:style style:name="T92" style:family="text">
      <style:text-properties fo:color="#454e5c" loext:opacity="100%" fo:font-weight="normal" officeooo:rsid="00479ce6" style:font-weight-asian="normal" style:font-weight-complex="normal"/>
    </style:style>
    <style:style style:name="T93" style:family="text">
      <style:text-properties fo:color="#454e5c" loext:opacity="100%" fo:font-weight="normal" officeooo:rsid="00680020" style:font-weight-asian="normal" style:font-weight-complex="normal"/>
    </style:style>
    <style:style style:name="T94" style:family="text">
      <style:text-properties fo:color="#454e5c" loext:opacity="100%" fo:font-weight="normal" officeooo:rsid="00ef61e7" style:font-weight-asian="normal" style:font-weight-complex="normal"/>
    </style:style>
    <style:style style:name="T95" style:family="text">
      <style:text-properties fo:color="#454e5c" loext:opacity="100%" fo:font-weight="normal" officeooo:rsid="013eba57" style:font-weight-asian="normal" style:font-weight-complex="normal"/>
    </style:style>
    <style:style style:name="T96" style:family="text">
      <style:text-properties fo:color="#454e5c" loext:opacity="100%" fo:font-weight="normal" officeooo:rsid="00f0f38c" style:font-weight-asian="normal" style:font-weight-complex="normal"/>
    </style:style>
    <style:style style:name="T97" style:family="text">
      <style:text-properties fo:color="#454e5c" loext:opacity="100%" fo:font-weight="normal" officeooo:rsid="00c3733e" style:font-weight-asian="normal" style:font-weight-complex="normal"/>
    </style:style>
    <style:style style:name="T98" style:family="text">
      <style:text-properties fo:color="#454e5c" loext:opacity="100%" fo:font-weight="normal" officeooo:rsid="00ea049a" style:font-weight-asian="normal" style:font-weight-complex="normal"/>
    </style:style>
    <style:style style:name="T99" style:family="text">
      <style:text-properties fo:color="#454e5c" loext:opacity="100%" fo:font-weight="normal" officeooo:rsid="0060a3fc" style:font-weight-asian="normal" style:font-weight-complex="normal"/>
    </style:style>
    <style:style style:name="T100" style:family="text">
      <style:text-properties fo:color="#454e5c" loext:opacity="100%" fo:font-weight="normal" officeooo:rsid="00d2afd5" style:font-weight-asian="normal" style:font-weight-complex="normal"/>
    </style:style>
    <style:style style:name="T101" style:family="text">
      <style:text-properties fo:color="#454e5c" loext:opacity="100%" fo:font-weight="normal" officeooo:rsid="00c567ca" style:font-weight-asian="normal" style:font-weight-complex="normal"/>
    </style:style>
    <style:style style:name="T102" style:family="text">
      <style:text-properties fo:color="#454e5c" loext:opacity="100%" fo:font-weight="normal" officeooo:rsid="012d2499" style:font-weight-asian="normal" style:font-weight-complex="normal"/>
    </style:style>
    <style:style style:name="T103" style:family="text">
      <style:text-properties fo:color="#454e5c" loext:opacity="100%" fo:font-weight="normal" officeooo:rsid="005efe04" style:font-weight-asian="normal" style:font-weight-complex="normal"/>
    </style:style>
    <style:style style:name="T104" style:family="text">
      <style:text-properties fo:color="#454e5c" loext:opacity="100%" fo:font-weight="normal" officeooo:rsid="0117103b" style:font-weight-asian="normal" style:font-weight-complex="normal"/>
    </style:style>
    <style:style style:name="T105" style:family="text">
      <style:text-properties fo:color="#454e5c" loext:opacity="100%" fo:font-weight="normal" officeooo:rsid="00c7336d" style:font-weight-asian="normal" style:font-weight-complex="normal"/>
    </style:style>
    <style:style style:name="T106" style:family="text">
      <style:text-properties fo:color="#454e5c" loext:opacity="100%" fo:font-weight="normal" officeooo:rsid="01219c85" style:font-weight-asian="normal" style:font-weight-complex="normal"/>
    </style:style>
    <style:style style:name="T107" style:family="text">
      <style:text-properties fo:color="#454e5c" loext:opacity="100%" fo:font-weight="normal" officeooo:rsid="012ef88f" style:font-weight-asian="normal" style:font-weight-complex="normal"/>
    </style:style>
    <style:style style:name="T108" style:family="text">
      <style:text-properties fo:color="#454e5c" loext:opacity="100%" fo:font-weight="normal" officeooo:rsid="01303fa3" style:font-weight-asian="normal" style:font-weight-complex="normal"/>
    </style:style>
    <style:style style:name="T109" style:family="text">
      <style:text-properties fo:color="#454e5c" loext:opacity="100%" fo:font-weight="normal" officeooo:rsid="01400f67" style:font-weight-asian="normal" style:font-weight-complex="normal"/>
    </style:style>
    <style:style style:name="T110" style:family="text">
      <style:text-properties fo:color="#454e5c" loext:opacity="100%" fo:font-weight="normal" officeooo:rsid="012fc407" style:font-weight-asian="normal" style:font-weight-complex="normal"/>
    </style:style>
    <style:style style:name="T111" style:family="text">
      <style:text-properties fo:color="#454e5c" loext:opacity="100%" fo:font-weight="normal" officeooo:rsid="0064219d" style:font-weight-asian="normal" style:font-weight-complex="normal"/>
    </style:style>
    <style:style style:name="T112" style:family="text">
      <style:text-properties fo:color="#454e5c" loext:opacity="100%" fo:font-weight="normal" officeooo:rsid="00cbf010" style:font-weight-asian="normal" style:font-weight-complex="normal"/>
    </style:style>
    <style:style style:name="T113" style:family="text">
      <style:text-properties fo:color="#454e5c" loext:opacity="100%" fo:font-weight="normal" officeooo:rsid="0121b0c8" style:font-weight-asian="normal" style:font-weight-complex="normal"/>
    </style:style>
    <style:style style:name="T114" style:family="text">
      <style:text-properties fo:color="#454e5c" loext:opacity="100%" fo:font-weight="normal" officeooo:rsid="01309b35" style:font-weight-asian="normal" style:font-weight-complex="normal"/>
    </style:style>
    <style:style style:name="T115" style:family="text">
      <style:text-properties fo:color="#454e5c" loext:opacity="100%" fo:font-weight="normal" officeooo:rsid="011da33d" style:font-weight-asian="normal" style:font-weight-complex="normal"/>
    </style:style>
    <style:style style:name="T116" style:family="text">
      <style:text-properties fo:color="#454e5c" loext:opacity="100%" fo:font-weight="normal" officeooo:rsid="00cd0718" style:font-weight-asian="normal" style:font-weight-complex="normal"/>
    </style:style>
    <style:style style:name="T117" style:family="text">
      <style:text-properties fo:color="#454e5c" loext:opacity="100%" fo:font-weight="normal" officeooo:rsid="011db61b" style:font-weight-asian="normal" style:font-weight-complex="normal"/>
    </style:style>
    <style:style style:name="T118" style:family="text">
      <style:text-properties fo:color="#454e5c" loext:opacity="100%" fo:font-weight="normal" officeooo:rsid="00dcc73f" style:font-weight-asian="normal" style:font-weight-complex="normal"/>
    </style:style>
    <style:style style:name="T119" style:family="text">
      <style:text-properties fo:color="#454e5c" loext:opacity="100%" fo:font-weight="normal" officeooo:rsid="00e19f9e" style:font-weight-asian="normal" style:font-weight-complex="normal"/>
    </style:style>
    <style:style style:name="T120" style:family="text">
      <style:text-properties fo:color="#454e5c" loext:opacity="100%" fo:font-weight="normal" officeooo:rsid="00dd060c" style:font-weight-asian="normal" style:font-weight-complex="normal"/>
    </style:style>
    <style:style style:name="T121" style:family="text">
      <style:text-properties fo:color="#454e5c" loext:opacity="100%" fo:font-weight="normal" officeooo:rsid="01314d07" style:font-weight-asian="normal" style:font-weight-complex="normal"/>
    </style:style>
    <style:style style:name="T122" style:family="text">
      <style:text-properties fo:color="#454e5c" loext:opacity="100%" fo:font-weight="normal" officeooo:rsid="0133a438" style:font-weight-asian="normal" style:font-weight-complex="normal"/>
    </style:style>
    <style:style style:name="T123" style:family="text">
      <style:text-properties fo:color="#454e5c" loext:opacity="100%" fo:font-weight="normal" officeooo:rsid="011f5665" style:font-weight-asian="normal" style:font-weight-complex="normal"/>
    </style:style>
    <style:style style:name="T124" style:family="text">
      <style:text-properties fo:color="#454e5c" loext:opacity="100%" fo:font-weight="normal" officeooo:rsid="00dde425" style:font-weight-asian="normal" style:font-weight-complex="normal"/>
    </style:style>
    <style:style style:name="T125" style:family="text">
      <style:text-properties fo:color="#454e5c" loext:opacity="100%" fo:font-weight="normal" officeooo:rsid="00dfb959" style:font-weight-asian="normal" style:font-weight-complex="normal"/>
    </style:style>
    <style:style style:name="T126" style:family="text">
      <style:text-properties fo:color="#454e5c" loext:opacity="100%" fo:font-weight="normal" officeooo:rsid="00ca57b6" style:font-weight-asian="normal" style:font-weight-complex="normal"/>
    </style:style>
    <style:style style:name="T127" style:family="text">
      <style:text-properties fo:color="#454e5c" loext:opacity="100%" fo:font-weight="normal" officeooo:rsid="003ac1ec" style:font-weight-asian="normal" style:font-weight-complex="normal"/>
    </style:style>
    <style:style style:name="T128" style:family="text">
      <style:text-properties fo:color="#454e5c" loext:opacity="100%" fo:font-size="8pt" fo:font-weight="normal" officeooo:rsid="0037dc49" style:font-size-asian="8pt" style:font-weight-asian="normal" style:font-size-complex="8pt" style:font-weight-complex="normal"/>
    </style:style>
    <style:style style:name="T129" style:family="text">
      <style:text-properties fo:color="#454e5c" loext:opacity="100%" fo:font-size="8pt" style:font-size-asian="8pt" style:font-size-complex="8pt"/>
    </style:style>
    <style:style style:name="T130" style:family="text">
      <style:text-properties fo:color="#454e5c" loext:opacity="100%" fo:font-size="8pt" officeooo:rsid="00a59fa2" style:font-size-asian="8pt" style:font-size-complex="8pt"/>
    </style:style>
    <style:style style:name="T131" style:family="text">
      <style:text-properties fo:color="#454e5c" loext:opacity="100%" fo:font-size="8pt" officeooo:rsid="00353e9a" style:font-size-asian="8pt" style:font-size-complex="8pt"/>
    </style:style>
    <style:style style:name="T132" style:family="text">
      <style:text-properties fo:color="#454e5c" loext:opacity="100%" fo:font-size="8pt" officeooo:rsid="004736f2" style:font-size-asian="8pt" style:font-size-complex="8pt"/>
    </style:style>
    <style:style style:name="T133" style:family="text">
      <style:text-properties fo:color="#454e5c" loext:opacity="100%" fo:font-size="8pt" officeooo:rsid="0037dc49" style:font-size-asian="8pt" style:font-size-complex="8pt"/>
    </style:style>
    <style:style style:name="T134" style:family="text">
      <style:text-properties fo:color="#454e5c" loext:opacity="100%" fo:font-size="8pt" fo:font-weight="bold" officeooo:rsid="00c3733e" style:font-size-asian="8pt" style:font-weight-asian="bold" style:font-size-complex="8pt" style:font-weight-complex="bold"/>
    </style:style>
    <style:style style:name="T135" style:family="text">
      <style:text-properties fo:color="#454e5c" loext:opacity="100%" fo:font-size="8pt" fo:font-weight="bold" officeooo:rsid="00cd0718" style:font-size-asian="8pt" style:font-weight-asian="bold" style:font-size-complex="8pt" style:font-weight-complex="bold"/>
    </style:style>
    <style:style style:name="T136" style:family="text">
      <style:text-properties fo:color="#454e5c" loext:opacity="100%" fo:font-size="8pt" fo:font-weight="bold" officeooo:rsid="00c862f0" style:font-size-asian="8pt" style:font-weight-asian="bold" style:font-size-complex="8pt" style:font-weight-complex="bold"/>
    </style:style>
    <style:style style:name="T137" style:family="text">
      <style:text-properties fo:color="#454e5c" loext:opacity="100%" fo:font-size="7pt" fo:font-weight="normal" officeooo:rsid="00ca06a8" style:font-size-asian="7pt" style:font-weight-asian="normal" style:font-size-complex="7pt" style:font-weight-complex="normal"/>
    </style:style>
    <style:style style:name="T138" style:family="text">
      <style:text-properties fo:color="#454e5c" loext:opacity="100%" fo:font-size="7pt" fo:font-weight="normal" officeooo:rsid="00ebf1b9" style:font-size-asian="7pt" style:font-weight-asian="normal" style:font-size-complex="7pt" style:font-weight-complex="normal"/>
    </style:style>
    <style:style style:name="T139" style:family="text">
      <style:text-properties fo:color="#454e5c" loext:opacity="100%" fo:font-size="7pt" fo:font-weight="normal" officeooo:rsid="011d1e1e" style:font-size-asian="7pt" style:font-weight-asian="normal" style:font-size-complex="7pt" style:font-weight-complex="normal"/>
    </style:style>
    <style:style style:name="T140" style:family="text">
      <style:text-properties fo:color="#454e5c" loext:opacity="100%" fo:font-size="7pt" fo:font-weight="normal" officeooo:rsid="00334a42" style:font-size-asian="7pt" style:font-weight-asian="normal" style:font-size-complex="7pt" style:font-weight-complex="normal"/>
    </style:style>
    <style:style style:name="T141" style:family="text">
      <style:text-properties fo:color="#454e5c" loext:opacity="100%" fo:font-size="7pt" fo:font-weight="normal" officeooo:rsid="00cbf010" style:font-size-asian="7pt" style:font-weight-asian="normal" style:font-size-complex="7pt" style:font-weight-complex="normal"/>
    </style:style>
    <style:style style:name="T142" style:family="text">
      <style:text-properties fo:color="#454e5c" loext:opacity="100%" fo:font-size="7pt" fo:font-weight="normal" officeooo:rsid="0064aa67" style:font-size-asian="7pt" style:font-weight-asian="normal" style:font-size-complex="7pt" style:font-weight-complex="normal"/>
    </style:style>
    <style:style style:name="T143" style:family="text">
      <style:text-properties fo:color="#454e5c" loext:opacity="100%" fo:font-size="7pt" fo:font-weight="normal" officeooo:rsid="00ed23a6" style:font-size-asian="7pt" style:font-weight-asian="normal" style:font-size-complex="7pt" style:font-weight-complex="normal"/>
    </style:style>
    <style:style style:name="T144" style:family="text">
      <style:text-properties fo:color="#454e5c" loext:opacity="100%" fo:font-size="7pt" fo:font-weight="normal" officeooo:rsid="0139c173" style:font-size-asian="7pt" style:font-weight-asian="normal" style:font-size-complex="7pt" style:font-weight-complex="normal"/>
    </style:style>
    <style:style style:name="T145" style:family="text">
      <style:text-properties fo:color="#454e5c" loext:opacity="100%" fo:font-size="7pt" fo:font-weight="normal" officeooo:rsid="01369036" style:font-size-asian="7pt" style:font-weight-asian="normal" style:font-size-complex="7pt" style:font-weight-complex="normal"/>
    </style:style>
    <style:style style:name="T146" style:family="text">
      <style:text-properties fo:color="#454e5c" loext:opacity="100%" fo:font-size="7pt" fo:font-weight="normal" officeooo:rsid="01388f32" style:font-size-asian="7pt" style:font-weight-asian="normal" style:font-size-complex="7pt" style:font-weight-complex="normal"/>
    </style:style>
    <style:style style:name="T147" style:family="text">
      <style:text-properties fo:color="#454e5c" loext:opacity="100%" fo:font-size="7pt" fo:font-weight="normal" officeooo:rsid="013a6007" style:font-size-asian="7pt" style:font-weight-asian="normal" style:font-size-complex="7pt" style:font-weight-complex="normal"/>
    </style:style>
    <style:style style:name="T148" style:family="text">
      <style:text-properties fo:color="#454e5c" loext:opacity="100%" fo:font-weight="bold" officeooo:rsid="00cbf010" style:font-weight-asian="bold" style:font-weight-complex="bold"/>
    </style:style>
    <style:style style:name="T149" style:family="text">
      <style:text-properties fo:color="#454e5c" loext:opacity="100%" fo:font-weight="bold" officeooo:rsid="00ea049a" style:font-weight-asian="bold" style:font-weight-complex="bold"/>
    </style:style>
    <style:style style:name="T150" style:family="text">
      <style:text-properties officeooo:rsid="003ac1ec"/>
    </style:style>
    <style:style style:name="T151" style:family="text">
      <style:text-properties fo:font-size="12pt" officeooo:rsid="01424c80" style:font-name-asian="FontAwesome" style:font-size-asian="12pt" style:font-style-asian="normal" style:font-name-complex="FontAwesome" style:font-size-complex="12pt" style:font-style-complex="normal" style:text-overline-style="none" style:text-overline-color="font-color"/>
    </style:style>
    <style:style style:name="T152" style:family="text">
      <style:text-properties officeooo:rsid="00568c12"/>
    </style:style>
    <style:style style:name="T153" style:family="text">
      <style:text-properties fo:font-size="7pt" officeooo:rsid="003ac1ec" style:font-size-asian="7pt" style:font-size-complex="7pt"/>
    </style:style>
    <style:style style:name="T154" style:family="text">
      <style:text-properties fo:font-size="7pt" fo:font-weight="bold" officeooo:rsid="003923b8" style:font-size-asian="7pt" style:font-weight-asian="bold" style:font-size-complex="7pt" style:font-weight-complex="bold"/>
    </style:style>
    <style:style style:name="T155" style:family="text">
      <style:text-properties fo:font-size="7pt" fo:font-weight="normal" officeooo:rsid="00a59fa2" style:font-size-asian="7pt" style:font-weight-asian="normal" style:font-size-complex="7pt" style:font-weight-complex="normal"/>
    </style:style>
    <style:style style:name="T156" style:family="text">
      <style:text-properties fo:font-size="7pt" fo:font-weight="normal" officeooo:rsid="0031b2b9" style:font-size-asian="7pt" style:font-weight-asian="normal" style:font-size-complex="7pt" style:font-weight-complex="normal"/>
    </style:style>
    <style:style style:name="T157" style:family="text">
      <style:text-properties fo:font-size="7pt" fo:font-weight="normal" officeooo:rsid="002f1a60" style:font-size-asian="7pt" style:font-weight-asian="normal" style:font-size-complex="7pt" style:font-weight-complex="normal"/>
    </style:style>
    <style:style style:name="T158" style:family="text">
      <style:text-properties fo:font-size="5pt" style:font-size-asian="4.34999990463257pt" style:font-size-complex="5pt"/>
    </style:style>
    <style:style style:name="T159" style:family="text">
      <style:text-properties officeooo:rsid="006e4520"/>
    </style:style>
    <style:style style:name="T160" style:family="text">
      <style:text-properties officeooo:rsid="006edd89"/>
    </style:style>
    <style:style style:name="T161" style:family="text">
      <style:text-properties officeooo:rsid="00707f69"/>
    </style:style>
    <style:style style:name="T162" style:family="text">
      <style:text-properties officeooo:rsid="007979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0"/>
            <text:p text:style-name="P59"><text:span text:style-name="T69"><text:s/>Alexander van Klaveren <text:s text:c="9"/><text:tab/><text:tab/><text:tab/> <text:s text:c="3"/></text:span><text:span text:style-name="T70"></text:span><text:span text:style-name="T71"> <text:s text:c="2"/></text:span><text:span text:style-name="T72">Groningen, The Netherlands</text:span></text:p>
            <text:p text:style-name="P57"><text:s text:c="2"/>Full Stack Developer<text:tab/><text:tab/><text:tab/><text:tab/><text:tab/><text:tab/><text:tab/> <text:s text:c="5"/><text:span text:style-name="T67"></text:span><text:span text:style-name="T53"> <text:s text:c="2"/></text:span><text:a xlink:type="simple" xlink:href="https://www.linkedin.com/in/alexander-van-klaveren-06b49228" text:style-name="Internet_20_link" text:visited-style-name="Visited_20_Internet_20_Link"><text:span text:style-name="Internet_20_link"><text:span text:style-name="T13">alexander-van-klaveren-06b49228</text:span></text:span></text:a></text:p>
            <text:p text:style-name="P61"><text:span text:style-name="T4"><text:s text:c="2"/></text:span><text:span text:style-name="T7"></text:span><text:span text:style-name="T8"> </text:span><text:a xlink:type="simple" xlink:href="mailto:alvanklaveren@alvanklaveren.com" text:style-name="Internet_20_link" text:visited-style-name="Visited_20_Internet_20_Link"><text:span text:style-name="T5">alvanklaveren</text:span></text:a><text:a xlink:type="simple" xlink:href="mailto:alvanklaveren@alvanklaveren.com" text:style-name="Internet_20_link" text:visited-style-name="Visited_20_Internet_20_Link"><text:span text:style-name="T3">@</text:span></text:a><text:a xlink:type="simple" xlink:href="mailto:alvanklaveren@alvanklaveren.com" text:style-name="Internet_20_link" text:visited-style-name="Visited_20_Internet_20_Link"><text:span text:style-name="T5">alvanklaveren</text:span></text:a><text:a xlink:type="simple" xlink:href="mailto:alvanklaveren@alvanklaveren.com" text:style-name="Internet_20_link" text:visited-style-name="Visited_20_Internet_20_Link"><text:span text:style-name="T3">.com</text:span></text:a><text:span text:style-name="T4"><text:tab/><text:tab/><text:tab/><text:tab/><text:tab/> <text:s text:c="6"/></text:span><text:span text:style-name="T1"></text:span><text:span text:style-name="T2"> <text:s text:c="2"/></text:span><text:a xlink:type="simple" xlink:href="https://www.alvanklaveren.com/" text:style-name="Internet_20_link" text:visited-style-name="Visited_20_Internet_20_Link"><text:span text:style-name="T6">https://www.alvanklaveren.com</text:span></text:a></text:p>
            <text:p text:style-name="P58"><text:span text:style-name="T20"><text:s text:c="2"/></text:span><text:span text:style-name="T21"><text:tab/><text:tab/></text:span><text:span text:style-name="T22"><text:tab/><text:tab/><text:tab/><text:tab/><text:tab/><text:tab/><text:tab/> <text:s text:c="6"/></text:span><text:span text:style-name="T151"></text:span><text:span text:style-name="T23"> <text:s/></text:span><text:span text:style-name="T24">A </text:span><text:span text:style-name="T60"></text:span><text:span text:style-name="T25"> <text:s text:c="2"/>B </text:span><text:span text:style-name="T68"></text:span></text:p>
          </table:table-cell>
          <table:covered-table-cell/>
        </table:table-row>
        <table:table-row table:style-name="TableLine94228965954720">
          <table:table-cell table:style-name="Table1.A2" office:value-type="string">
            <text:p text:style-name="P6"/>
            <text:p text:style-name="P64"/>
            <text:p text:style-name="P63">ABOUT ME</text:p>
            <text:p text:style-name="P29">Developing software in close contact with end users <text:span text:style-name="T26">i</text:span>s <text:span text:style-name="T26">still</text:span> an absolute joy for me. <text:span text:style-name="T27">Working in a niche market makes it incredibly fun, allowing me to use my creativity and problem-solving skills to find solutions that cannot so easily be picked off the shelf. Although </text:span><text:span text:style-name="T160">often </text:span><text:span text:style-name="T27">working individually, I prefer working in teams with like-minded people, sharing knowledge and ideas, while improving the software and each other. </text:span></text:p>
            <text:p text:style-name="P28"/>
            <text:p text:style-name="P29">I am eager to learn new things and <text:span text:style-name="T28">always</text:span> invest <text:span text:style-name="T29">time</text:span> at home <text:span text:style-name="T29">to familiarize myself with</text:span> <text:span text:style-name="T30">new technologies and </text:span><text:span text:style-name="T159">best coding practices</text:span><text:span text:style-name="T30">. </text:span><text:s/></text:p>
            <text:p text:style-name="P5"/>
            <text:p text:style-name="P63">WORK EXPERIENCE</text:p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22"><text:span text:style-name="T31">20</text:span><text:span text:style-name="T32">19</text:span><text:span text:style-name="T31"> – </text:span><text:span text:style-name="T32">present</text:span></text:p>
                  <text:p text:style-name="P3"/>
                  <text:p text:style-name="P36">Groningen</text:p>
                </table:table-cell>
                <table:table-cell table:style-name="Table2.A1" office:value-type="string">
                  <text:p text:style-name="P17"><text:span text:style-name="T134">Front- and backend developer</text:span><text:span text:style-name="T97"> at Maccs International BV </text:span><text:span text:style-name="T84">(Vista Group)</text:span><text:span text:style-name="T97">. Working on </text:span><text:span text:style-name="T98">our </text:span><text:span text:style-name="T97">(AWS) cloud-based solution for theatrical distribution called Mica (www.mica.co), </text:span><text:span text:style-name="T99">d</text:span><text:span text:style-name="T85">eveloped using Java (spring-boot) and MariaDB</text:span><text:span text:style-name="T97">. In an agile </text:span><text:span text:style-name="T85">e</text:span><text:span text:style-name="T97">nvironment </text:span><text:span text:style-name="T100">(continuous delivery) I, and we</text:span><text:span text:style-name="T101"> </text:span><text:span text:style-name="T100">as a </text:span><text:span text:style-name="T101">team, </text:span><text:span text:style-name="T102">work</text:span><text:span text:style-name="T97"> </text:span><text:span text:style-name="T101">closely </text:span><text:span text:style-name="T102">toge</text:span><text:span text:style-name="T101">ther </text:span><text:span text:style-name="T102">with end-users, allowing us to</text:span><text:span text:style-name="T85"> </text:span><text:span text:style-name="T102">q</text:span><text:span text:style-name="T97">uickly </text:span><text:span text:style-name="T103">r</text:span><text:span text:style-name="T97">espond to the needs of our customers. </text:span><text:span text:style-name="T104">M</text:span><text:span text:style-name="T105">y years of experience </text:span><text:span text:style-name="T106">in developing </text:span><text:span text:style-name="T102">E</text:span><text:span text:style-name="T106">RP solutions </text:span><text:span text:style-name="T102">for the film industry </text:span><text:span text:style-name="T105">help</text:span><text:span text:style-name="T104">s the team </text:span><text:span text:style-name="T105">in </text:span><text:span text:style-name="T104">making d</text:span><text:span text:style-name="T105">ecisions on database- and code-architecture </text:span><text:span text:style-name="T107">as well as </text:span><text:span text:style-name="T108">impl</text:span><text:span text:style-name="T109">e</text:span><text:span text:style-name="T108">m</text:span><text:span text:style-name="T109">e</text:span><text:span text:style-name="T108">nting </text:span><text:span text:style-name="T107">goo</text:span><text:span text:style-name="T108">d</text:span><text:span text:style-name="T107"> coding practices </text:span><text:span text:style-name="T110">and standards</text:span><text:span text:style-name="T105">.</text:span></text:p>
                  <text:p text:style-name="P48"/>
                  <text:p text:style-name="P52">Technologies used:</text:p>
                  <text:p text:style-name="P39"><text:span text:style-name="T10"><text:s/></text:span><text:span text:style-name="T14">Java </text:span><text:span text:style-name="T153"><text:s text:c="2"/></text:span><text:span text:style-name="T14"><text:s/>Type</text:span><text:span text:style-name="T15">S</text:span><text:span text:style-name="T14">cript </text:span><text:span text:style-name="T154"><text:s text:c="2"/></text:span><text:span text:style-name="T14"><text:s/></text:span><text:span text:style-name="T16">Angular</text:span><text:span text:style-name="T14"> </text:span><text:span text:style-name="T154"><text:s text:c="2"/></text:span><text:span text:style-name="T14"><text:s/></text:span><text:span text:style-name="T16">Spring</text:span><text:span text:style-name="T14"> </text:span><text:span text:style-name="T153"><text:s text:c="2"/></text:span><text:span text:style-name="T14"><text:s/></text:span><text:span text:style-name="T16">MariaDB</text:span><text:span text:style-name="T14"> </text:span></text:p>
                  <text:p text:style-name="P65"><text:tab/></text:p>
                </table:table-cell>
              </table:table-row>
              <table:table-row table:style-name="TableLine94228965453968">
                <table:table-cell table:style-name="Table2.A1" office:value-type="string">
                  <text:p text:style-name="P23"><text:span text:style-name="T33">2</text:span><text:span text:style-name="T31">01</text:span><text:span text:style-name="T34">0</text:span><text:span text:style-name="T31"> – 201</text:span><text:span text:style-name="T35">9</text:span></text:p>
                  <text:p text:style-name="P8"/>
                  <text:p text:style-name="P35"><text:span text:style-name="T44">Ubbena &amp; </text:span><text:span text:style-name="T43">Groningen</text:span></text:p>
                </table:table-cell>
                <table:table-cell table:style-name="Table2.A1" office:value-type="string">
                  <text:p text:style-name="P18"><text:span text:style-name="T135">(Lead) Senior </text:span><text:span text:style-name="T136">developer</text:span><text:span text:style-name="T85"> </text:span><text:span text:style-name="T84">at Maccs International BV (Transparent Constructions). </text:span><text:span text:style-name="T111">W</text:span><text:span text:style-name="T84">orking on our main product MACCS </text:span><text:span text:style-name="T87">(www.maccs.com)</text:span><text:span text:style-name="T84">, a de</text:span><text:span text:style-name="T112">s</text:span><text:span text:style-name="T84">ktop application for </text:span><text:span text:style-name="T111">t</text:span><text:span text:style-name="T84">heatrical distribution </text:span><text:span text:style-name="T113">(planning, order, sales, logistics, finance) </text:span><text:span text:style-name="T84">using PowerScript (PowerBuilder) and Oracle, </text:span><text:span text:style-name="T86">I t</text:span><text:span text:style-name="T112">ook </text:span><text:span text:style-name="T114">the l</text:span><text:span text:style-name="T112">ead </text:span><text:span text:style-name="T114">in</text:span><text:span text:style-name="T112"> </text:span><text:span text:style-name="T115">the </text:span><text:span text:style-name="T112">majority of projects funded </text:span><text:span text:style-name="T116">b</text:span><text:span text:style-name="T112">y Warner Bros and Paramount. </text:span><text:span text:style-name="T117">I t</text:span><text:span text:style-name="T84">rain</text:span><text:span text:style-name="T117">ed</text:span><text:span text:style-name="T84"> and coach</text:span><text:span text:style-name="T117">ed</text:span><text:span text:style-name="T84"> </text:span><text:span text:style-name="T87">c</text:span><text:span text:style-name="T84">olleagues in the </text:span><text:span text:style-name="T112">N</text:span><text:span text:style-name="T84">etherlands and abroad, </text:span><text:span text:style-name="T117">as well as</text:span><text:span text:style-name="T84"> </text:span><text:span text:style-name="T112">end-users on-site </text:span><text:span text:style-name="T117">during deployments. I</text:span><text:span text:style-name="T112">n the Netherlands and abroad (mainly Europe). </text:span><text:span text:style-name="T118">At the end of 2014, I decided to combine work with going back to University to get my Master’</text:span><text:span text:style-name="T119">s</text:span><text:span text:style-name="T118"> degree, </text:span><text:span text:style-name="T120">wh</text:span><text:span text:style-name="T121">ere</text:span><text:span text:style-name="T120"> </text:span><text:span text:style-name="T121">I </text:span><text:span text:style-name="T120">learn</text:span><text:span text:style-name="T121">ed </text:span><text:span text:style-name="T120">more </text:span><text:span text:style-name="T122">about </text:span><text:span text:style-name="T120">service oriented architectures and </text:span><text:span text:style-name="T121">web</text:span><text:span text:style-name="T120"> security. </text:span><text:span text:style-name="T123">E</text:span><text:span text:style-name="T124">ventually </text:span><text:span text:style-name="T123">I </text:span><text:span text:style-name="T118">mov</text:span><text:span text:style-name="T123">ed</text:span><text:span text:style-name="T124"> </text:span><text:span text:style-name="T118">on </text:span><text:span text:style-name="T120">t</text:span><text:span text:style-name="T118">o </text:span><text:span text:style-name="T117">a</text:span><text:span text:style-name="T118"> new projec</text:span><text:span text:style-name="T125">t </text:span><text:span text:style-name="T121">and </text:span><text:span text:style-name="T123"><text:s/></text:span><text:span text:style-name="T118">t</text:span><text:span text:style-name="T126">ransfer</text:span><text:span text:style-name="T123">red</text:span><text:span text:style-name="T126"> </text:span><text:span text:style-name="T121">all of my knowledge about the product and our customers t</text:span><text:span text:style-name="T123">o the new </text:span><text:span text:style-name="T117">s</text:span><text:span text:style-name="T126">crum team’s </text:span><text:span text:style-name="T118">(lead) </text:span><text:span text:style-name="T126">developers/product owners). </text:span></text:p>
                  <text:p text:style-name="P49"/>
                  <text:p text:style-name="P53">Technologies used:</text:p>
                  <text:p text:style-name="P50"><text:span text:style-name="T9"><text:s/></text:span><text:span text:style-name="T12">C</text:span><text:span text:style-name="T10"> </text:span><text:span text:style-name="T150"><text:s text:c="2"/></text:span><text:span text:style-name="T9"><text:s/></text:span><text:span text:style-name="T10">PowerBuilder </text:span><text:span text:style-name="T150"><text:s text:c="2"/></text:span><text:span text:style-name="T9"><text:s/></text:span><text:span text:style-name="T10">Oracle </text:span><text:span text:style-name="T59"><text:s text:c="2"/></text:span><text:span text:style-name="T10"><text:s/></text:span><text:span text:style-name="T11">M</text:span><text:span text:style-name="T10">ySQL </text:span></text:p>
                  <text:p text:style-name="P66"><text:tab/><text:tab/></text:p>
                </table:table-cell>
              </table:table-row>
              <table:table-row table:style-name="TableLine94228965450832">
                <table:table-cell table:style-name="Table2.A1" office:value-type="string">
                  <text:p text:style-name="P55"><text:span text:style-name="T41">200</text:span><text:span text:style-name="T36">6</text:span><text:span text:style-name="T41"> – 2010</text:span></text:p>
                  <text:p text:style-name="P4"/>
                  <text:p text:style-name="P37">Ubbena</text:p>
                </table:table-cell>
                <table:table-cell table:style-name="Table2.A1" office:value-type="string">
                  <text:p text:style-name="P16"><text:span text:style-name="T148">Junior </text:span><text:span text:style-name="T149">software developer</text:span><text:span text:style-name="T85"> </text:span><text:span text:style-name="T137">at </text:span><text:span text:style-name="T138">ADG Applications </text:span><text:span text:style-name="T139">(</text:span><text:span text:style-name="T137">Transparen</text:span><text:span text:style-name="T140">t</text:span><text:span text:style-name="T137"> Constructions).</text:span><text:span text:style-name="T141"> </text:span><text:span text:style-name="T142">W</text:span><text:span text:style-name="T141">ith a Java background (college), in this period I learned to work with Powerbuilder </text:span><text:span text:style-name="T142">a</text:span><text:span text:style-name="T141">nd Oracle, give demos to potential customers, deploy MACCS in various countries and train end users. </text:span><text:span text:style-name="T143">I successfully</text:span><text:span text:style-name="T141"> implemented a pilot project for Paramount in Spain </text:span><text:span text:style-name="T144">(</text:span><text:span text:style-name="T143">Madrid)</text:span><text:span text:style-name="T141">, </text:span><text:span text:style-name="T144">resulting in</text:span><text:span text:style-name="T143"> </text:span><text:span text:style-name="T141">Paramount </text:span><text:span text:style-name="T144">continue the</text:span><text:span text:style-name="T143"> deployment of MACCS in </text:span><text:span text:style-name="T145">other </text:span><text:span text:style-name="T141">territorie</text:span><text:span text:style-name="T146">s</text:span><text:span text:style-name="T147"> as well</text:span><text:span text:style-name="T141">.</text:span></text:p>
                  <text:p text:style-name="P33"/>
                  <text:p text:style-name="P67">Technologies used:</text:p>
                  <text:p text:style-name="P19"><text:span text:style-name="T17"><text:s/></text:span><text:span text:style-name="T18">PowerBuilder </text:span><text:span text:style-name="T127"><text:s text:c="2"/></text:span><text:span text:style-name="T18"><text:s/></text:span><text:span text:style-name="T19">P</text:span><text:span text:style-name="T18">HP </text:span><text:span text:style-name="T127"><text:s text:c="2"/></text:span><text:span text:style-name="T17"><text:s/></text:span><text:span text:style-name="T18">Oracle </text:span></text:p>
                  <text:p text:style-name="P68"/>
                </table:table-cell>
              </table:table-row>
              <table:table-row table:style-name="TableLine94228965508336">
                <table:table-cell table:style-name="Table2.A1" office:value-type="string">
                  <text:p text:style-name="P21"><text:span text:style-name="T31">200</text:span><text:span text:style-name="T37">2</text:span><text:span text:style-name="T31"> – 200</text:span><text:span text:style-name="T36">6</text:span><text:span text:style-name="T42"><text:tab/></text:span></text:p>
                  <text:p text:style-name="P11"/>
                  <text:p text:style-name="P38">Roden</text:p>
                </table:table-cell>
                <table:table-cell table:style-name="Table2.A1" office:value-type="string">
                  <text:p text:style-name="P20"><text:span text:style-name="T133">System Administrator</text:span><text:span text:style-name="T128"> </text:span><text:span text:style-name="T87">at a tax advice agency called Slenema &amp; Co. </text:span><text:span text:style-name="T88">As the only tech-savvy employee I took care of the network infrastructure and application management. In this period I got some certificates in accounting (LOI Praktijkdiploma </text:span><text:span text:style-name="T93">B</text:span><text:span text:style-name="T88">oekhouden </text:span><text:span text:style-name="T94">(2004) </text:span><text:span text:style-name="T88">/ LOI Moderne Bedrijfsadministratie </text:span><text:span text:style-name="T94">(2006)</text:span><text:span text:style-name="T88">). <text:s/></text:span><text:span text:style-name="T95">As a side project, </text:span><text:span text:style-name="T88">developed a time-</text:span><text:span text:style-name="T94">r</text:span><text:span text:style-name="T88">egistration </text:span><text:span text:style-name="T96">tool</text:span><text:span text:style-name="T88"> in Visual Basic for Applications.</text:span></text:p>
                  <text:p text:style-name="P51"/>
                  <text:p text:style-name="P54">Technologies used:</text:p>
                  <text:p text:style-name="P25"><text:span text:style-name="T9"><text:s/>Visual Basic for Applications </text:span><text:span text:style-name="T150"><text:s/></text:span></text:p>
                  <text:p text:style-name="P25"/>
                </table:table-cell>
              </table:table-row>
            </table:table>
            <text:p text:style-name="P26"/>
            <text:p text:style-name="P1">EDUCATION</text:p>
            <text:p text:style-name="P7"><text:span text:style-name="T31">20</text:span><text:span text:style-name="T38">15</text:span><text:span text:style-name="T31"> – </text:span><text:span text:style-name="T38">2019</text:span><text:span text:style-name="T45"><text:tab/><text:tab/></text:span><text:span text:style-name="T130">Master of Science – Sof</text:span><text:span text:style-name="T131">t</text:span><text:span text:style-name="T130">ware Engineering (</text:span><text:span text:style-name="T132">c</text:span><text:span text:style-name="T130">um </text:span><text:span text:style-name="T132">l</text:span><text:span text:style-name="T130">aude)</text:span></text:p>
            <text:p text:style-name="P34"><text:span text:style-name="T54"><text:tab/><text:tab/></text:span><text:span text:style-name="T155">Open University </text:span><text:span text:style-name="T156">|</text:span><text:span text:style-name="T155"> </text:span><text:span text:style-name="T157">NL</text:span></text:p>
            <text:p text:style-name="P10"/>
            <text:p text:style-name="P9"><text:span text:style-name="T31">1998 – 2002</text:span> <text:tab/><text:span text:style-name="T129">Bachelor of Science – Software Engineering</text:span></text:p>
            <text:p text:style-name="P24"><text:span text:style-name="T89"><text:tab/><text:tab/>Hanze University of Applied Sciences </text:span><text:span text:style-name="T90">|</text:span><text:span text:style-name="T83"> </text:span><text:span text:style-name="T90">Groningen, </text:span><text:span text:style-name="T91">N</text:span><text:span text:style-name="T92">L</text:span></text:p>
          </table:table-cell>
          <table:table-cell table:style-name="Table1.B2" office:value-type="string">
            <text:list xml:id="list2964067974" text:style-name="L1">
              <text:list-header>
                <text:p text:style-name="P69"/>
              </text:list-header>
            </text:list>
            <text:p text:style-name="P13"><text:span text:style-name="T39">S</text:span><text:span text:style-name="T40">KILLS</text:span><text:span text:style-name="T31"> &amp; </text:span><text:span text:style-name="T40">TOOLS</text:span></text:p>
            <text:p text:style-name="P40">Languages</text:p>
            <text:list xml:id="list193502444285251" text:continue-numbering="true" text:style-name="L1">
              <text:list-item>
                <text:p text:style-name="P70"><text:span text:style-name="T74">J</text:span><text:span text:style-name="T48">ava <text:s text:c="4"/></text:span><text:span text:style-name="T50"><text:s/></text:span><text:span text:style-name="T52"><text:s text:c="31"/></text:span><text:span text:style-name="T158"><text:s/></text:span><text:span text:style-name="T52"><draw:custom-shape text:anchor-type="as-char" svg:y="-0.052in" draw:z-index="0" draw:name="Shape 1" draw:style-name="gr2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52"><text:s/></text:span><text:span text:style-name="T52"><draw:custom-shape text:anchor-type="as-char" svg:y="-0.052in" draw:z-index="1" draw:name="Shape 2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52"><text:s/></text:span><text:span text:style-name="T52"><draw:custom-shape text:anchor-type="as-char" svg:y="-0.052in" draw:z-index="2" draw:name="Shape 3" draw:style-name="gr2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52"><text:s/></text:span><text:span text:style-name="T52"><draw:custom-shape text:anchor-type="as-char" svg:y="-0.052in" draw:z-index="3" draw:name="Shape 4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52"><text:s/></text:span><text:span text:style-name="T52"><draw:custom-shape text:anchor-type="as-char" svg:y="-0.052in" draw:z-index="46" draw:name="Shape 5" draw:style-name="gr1" draw:text-style-name="P7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</text:list-item>
            </text:list>
            <text:list xml:id="list2167952752" text:style-name="L2">
              <text:list-item>
                <text:p text:style-name="P71"><text:span text:style-name="T47">Type</text:span><text:span text:style-name="T51">S</text:span><text:span text:style-name="T47">cript, </text:span><text:span text:style-name="T49">Java</text:span><text:span text:style-name="T51">S</text:span><text:span text:style-name="T49">cript <text:s/></text:span><text:span text:style-name="T47"><text:s text:c="4"/></text:span><text:span text:style-name="T73"><text:s/></text:span><text:span text:style-name="T52"><draw:custom-shape text:anchor-type="as-char" svg:y="-0.052in" draw:z-index="4" draw:name="Shape 6" draw:style-name="gr2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52"><text:s/></text:span><text:span text:style-name="T52"><draw:custom-shape text:anchor-type="as-char" svg:y="-0.052in" draw:z-index="5" draw:name="Shape 7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52"><text:s/></text:span><text:span text:style-name="T52"><draw:custom-shape text:anchor-type="as-char" svg:y="-0.052in" draw:z-index="6" draw:name="Shape 8" draw:style-name="gr2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52"><text:s/></text:span><text:span text:style-name="T52"><draw:custom-shape text:anchor-type="as-char" svg:y="-0.052in" draw:z-index="47" draw:name="Shape 9" draw:style-name="gr1" draw:text-style-name="P7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52"><text:s/></text:span><text:span text:style-name="T52"><draw:custom-shape text:anchor-type="as-char" svg:y="-0.052in" draw:z-index="48" draw:name="Shape 10" draw:style-name="gr1" draw:text-style-name="P7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</text:list-item>
            </text:list>
            <text:p text:style-name="P44"/>
            <text:p text:style-name="P41"><text:span text:style-name="T57">F</text:span><text:span text:style-name="T56">rameworks</text:span></text:p>
            <text:list xml:id="list193502851717465" text:continue-list="list193502444285251" text:style-name="L1">
              <text:list-item>
                <text:p text:style-name="P72"><text:span text:style-name="T77">Spring </text:span><text:span text:style-name="T79"><text:tab/><text:tab/></text:span><text:span text:style-name="T77"> </text:span><text:s/><text:tab/> <text:s text:c="9"/><draw:custom-shape text:anchor-type="as-char" svg:y="-0.052in" draw:z-index="21" draw:name="Shape 26" draw:style-name="gr2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2" draw:name="Shape 27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3" draw:name="Shape 28" draw:style-name="gr2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4" draw:name="Shape 29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49" draw:name="Shape 30" draw:style-name="gr1" draw:text-style-name="P7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</text:list-item>
              <text:list-item>
                <text:p text:style-name="P72"><text:span text:style-name="T77">Wicket</text:span> <text:tab/> <text:s text:c="3"/><text:tab/><text:tab/> <text:s text:c="9"/><draw:custom-shape text:anchor-type="as-char" svg:y="-0.052in" draw:z-index="25" draw:name="Shape 31" draw:style-name="gr2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6" draw:name="Shape 32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0" draw:name="Shape 33" draw:style-name="gr1" draw:text-style-name="P7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1" draw:name="Shape 34" draw:style-name="gr1" draw:text-style-name="P7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2" draw:name="Shape 35" draw:style-name="gr1" draw:text-style-name="P7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</text:list-item>
              <text:list-item>
                <text:p text:style-name="P72"><text:span text:style-name="T77">Angular<text:tab/></text:span> <text:tab/> <text:s text:c="9"/><draw:custom-shape text:anchor-type="as-char" svg:y="-0.052in" draw:z-index="27" draw:name="Shape 36" draw:style-name="gr2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8" draw:name="Shape 37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9" draw:name="Shape 38" draw:style-name="gr2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3" draw:name="Shape 40" draw:style-name="gr1" draw:text-style-name="P7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4" draw:name="Shape 41" draw:style-name="gr1" draw:text-style-name="P7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text:p text:style-name="P74"/>
              </text:list-item>
            </text:list>
            <text:p text:style-name="P31"/>
            <text:p text:style-name="P42"><text:span text:style-name="T57">Relational </text:span><text:span text:style-name="T56">Databases</text:span></text:p>
            <text:list xml:id="list193501979292214" text:continue-list="list2167952752" text:style-name="L2">
              <text:list-item>
                <text:p text:style-name="P73"><text:span text:style-name="T74">Oracle<text:tab/><text:tab/> <text:s text:c="13"/></text:span><text:span text:style-name="T74"><draw:custom-shape text:anchor-type="as-char" svg:y="-0.052in" draw:z-index="30" draw:name="Shape 39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74"><text:s/></text:span><text:span text:style-name="T74"><draw:custom-shape text:anchor-type="as-char" svg:y="-0.052in" draw:z-index="31" draw:name="Shape 42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74"><text:s/></text:span><text:span text:style-name="T74"><draw:custom-shape text:anchor-type="as-char" svg:y="-0.052in" draw:z-index="32" draw:name="Shape 43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74"><text:s/></text:span><text:span text:style-name="T74"><draw:custom-shape text:anchor-type="as-char" svg:y="-0.052in" draw:z-index="44" draw:name="Shape 50" draw:style-name="gr1" draw:text-style-name="P7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74"><text:s/></text:span><text:span text:style-name="T74"><draw:custom-shape text:anchor-type="as-char" svg:y="-0.052in" draw:z-index="45" draw:name="Shape 51" draw:style-name="gr1" draw:text-style-name="P7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</text:list-item>
              <text:list-item>
                <text:p text:style-name="P73"><text:span text:style-name="T74">My</text:span><text:span text:style-name="T75">S</text:span><text:span text:style-name="T78">QL<text:tab/><text:tab/> <text:s text:c="13"/></text:span><text:span text:style-name="T78"><draw:custom-shape text:anchor-type="as-char" svg:y="-0.052in" draw:z-index="33" draw:name="Shape 46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78"><text:s/></text:span><text:span text:style-name="T78"><draw:custom-shape text:anchor-type="as-char" svg:y="-0.052in" draw:z-index="34" draw:name="Shape 47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78"><text:s/></text:span><text:span text:style-name="T78"><draw:custom-shape text:anchor-type="as-char" svg:y="-0.052in" draw:z-index="35" draw:name="Shape 48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78"><text:s/></text:span><text:span text:style-name="T78"><draw:custom-shape text:anchor-type="as-char" svg:y="-0.052in" draw:z-index="36" draw:name="Shape 49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78"><text:s/></text:span><text:span text:style-name="T78"><draw:custom-shape text:anchor-type="as-char" svg:y="-0.052in" draw:z-index="43" draw:name="Shape 45" draw:style-name="gr1" draw:text-style-name="P7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</text:list-item>
              <text:list-item>
                <text:p text:style-name="P73"><text:span text:style-name="T76">MariaD</text:span><text:span text:style-name="T75">B</text:span> <text:s text:c="2"/><text:tab/> <text:s text:c="13"/><draw:custom-shape text:anchor-type="as-char" svg:y="-0.052in" draw:z-index="7" draw:name="Shape 11" draw:style-name="gr2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 12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9" draw:name="Shape 13" draw:style-name="gr2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0" draw:name="Shape 14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42" draw:name="Shape 15" draw:style-name="gr1" draw:text-style-name="P7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</text:list-item>
            </text:list>
            <text:p text:style-name="P30"><text:s/></text:p>
            <text:p text:style-name="P43"><text:span text:style-name="T58">I</text:span><text:span text:style-name="T56">DE</text:span></text:p>
            <text:list xml:id="list193502816206756" text:continue-numbering="true" text:style-name="L2">
              <text:list-item>
                <text:p text:style-name="P75">Eclipse <text:span text:style-name="T152">|</text:span> IntelliJ <text:span text:style-name="T152">|</text:span> <text:span text:style-name="T61">VSCode</text:span></text:p>
              </text:list-item>
            </text:list>
            <text:p text:style-name="P45"/>
            <text:p text:style-name="P45">Operating Systems</text:p>
            <text:list xml:id="list1125239464" text:style-name="L3">
              <text:list-item>
                <text:p text:style-name="P76">Windows <text:span text:style-name="T152">| </text:span>Linux<text:span text:style-name="T62"> </text:span><text:span text:style-name="T152">| Android </text:span><text:span text:style-name="T162">OS</text:span></text:p>
              </text:list-item>
            </text:list>
            <text:p text:style-name="P47"/>
            <text:p text:style-name="P46">Keywords</text:p>
            <text:list xml:id="list193503500718287" text:continue-numbering="true" text:style-name="L3">
              <text:list-item>
                <text:p text:style-name="P77">Maven, Git, <text:span text:style-name="T64">Subversion, </text:span><text:span text:style-name="T63">Tomcat, </text:span><text:span text:style-name="T65">AWS, </text:span><text:span text:style-name="T64">PowerBuilder, </text:span><text:span text:style-name="T66"><text:s/></text:span><text:span text:style-name="T80">HTML, CSS, </text:span><text:span text:style-name="T81"><text:s/></text:span><text:span text:style-name="T82">Bootstrap, </text:span><text:span text:style-name="T81">Agile, Scrum, </text:span><text:span text:style-name="T161">Clean Architecture</text:span></text:p>
              </text:list-item>
            </text:list>
            <text:p text:style-name="P47"/>
            <text:p text:style-name="P14"/>
            <text:p text:style-name="P14"/>
            <text:p text:style-name="P15"/>
            <text:p text:style-name="P15"/>
            <text:p text:style-name="P12"/>
            <text:p text:style-name="P12"/>
            <text:p text:style-name="P12"/>
            <text:p text:style-name="P12"/>
            <text:p text:style-name="P12"/>
            <text:p text:style-name="P27"/>
            <text:p text:style-name="P12"/>
            <text:p text:style-name="P2">LANGUAGES</text:p>
            <text:p text:style-name="P32">Dutch<text:tab/><text:tab/> <text:s text:c="13"/><draw:custom-shape text:anchor-type="as-char" svg:y="-0.052in" draw:z-index="11" draw:name="Shape 16" draw:style-name="gr2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2" draw:name="Shape 17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3" draw:name="Shape 18" draw:style-name="gr2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4" draw:name="Shape 19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5" draw:name="Shape 20" draw:style-name="gr2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2"/></text:p>
            <text:p text:style-name="P56"><text:span text:style-name="T46">English<text:tab/><text:tab/> <text:s text:c="13"/></text:span><text:span text:style-name="T46"><draw:custom-shape text:anchor-type="as-char" svg:y="-0.052in" draw:z-index="16" draw:name="Shape 21" draw:style-name="gr2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6"><text:s/></text:span><text:span text:style-name="T46"><draw:custom-shape text:anchor-type="as-char" svg:y="-0.052in" draw:z-index="17" draw:name="Shape 22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6"><text:s/></text:span><text:span text:style-name="T46"><draw:custom-shape text:anchor-type="as-char" svg:y="-0.052in" draw:z-index="18" draw:name="Shape 23" draw:style-name="gr2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6"><text:s/></text:span><text:span text:style-name="T46"><draw:custom-shape text:anchor-type="as-char" svg:y="-0.052in" draw:z-index="19" draw:name="Shape 24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6"><text:s/></text:span><text:span text:style-name="T46"><draw:custom-shape text:anchor-type="as-char" svg:y="-0.052in" draw:z-index="20" draw:name="Shape 25" draw:style-name="gr1" draw:text-style-name="P7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55">German</text:span><text:span text:style-name="T46"><text:tab/><text:tab/> <text:s text:c="13"/></text:span><text:span text:style-name="T46"><draw:custom-shape text:anchor-type="as-char" svg:y="-0.052in" draw:z-index="37" draw:name="Shape 44" draw:style-name="gr2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6"><text:s/></text:span><text:span text:style-name="T46"><draw:custom-shape text:anchor-type="as-char" svg:y="-0.052in" draw:z-index="38" draw:name="Shape 52" draw:style-name="gr3" draw:text-style-name="P80" svg:width="0.1043in" svg:height="0.1043in"><text:p text:style-name="P80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6"><text:s/></text:span><text:span text:style-name="T46"><draw:custom-shape text:anchor-type="as-char" svg:y="-0.052in" draw:z-index="39" draw:name="Shape 56" draw:style-name="gr2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6"><text:s/></text:span><text:span text:style-name="T46"><draw:custom-shape text:anchor-type="as-char" svg:y="-0.052in" draw:z-index="41" draw:name="Shape 57" draw:style-name="gr1" draw:text-style-name="P7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6"><text:s/></text:span><text:span text:style-name="T46"><draw:custom-shape text:anchor-type="as-char" svg:y="-0.052in" draw:z-index="40" draw:name="Shape 53" draw:style-name="gr1" draw:text-style-name="P7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FontAwesome" svg:font-family="FontAwesom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, sans-serif"/>
    <style:font-face style:name="Roboto2" svg:font-family="Roboto, sans-serif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loext:opacity="100%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ffffff" loext:opacity="100%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09:46:15.228838954</meta:creation-date>
    <dc:date>2022-08-25T19:35:01.259171487</dc:date>
    <meta:editing-duration>PT2H4M57S</meta:editing-duration>
    <meta:editing-cycles>100</meta:editing-cycles>
    <meta:generator>LibreOffice/7.3.5.2$Linux_X86_64 LibreOffice_project/30$Build-2</meta:generator>
    <meta:document-statistic meta:table-count="2" meta:image-count="0" meta:object-count="0" meta:page-count="1" meta:paragraph-count="59" meta:word-count="580" meta:character-count="4193" meta:non-whitespace-character-count="3311"/>
  </office:meta>
</office:document-meta>
</file>